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44.16mm" svg:height="89.99mm" svg:x="356.35mm" svg:y="13.75mm">
            <draw:object draw:notify-on-update-of-ranges="Sheet1.M4:Sheet1.M234 Sheet1.N4:Sheet1.N234 Sheet1.M4:Sheet1.M234 Sheet1.O4:Sheet1.O2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8.8mm" svg:height="673.61mm" svg:x="371.98mm" svg:y="108.38mm">
            <draw:object draw:notify-on-update-of-ranges="Sheet1.M69:Sheet1.M139 Sheet1.N69:Sheet1.N139 Sheet1.Q132:Sheet1.Q133 Sheet1.R132:Sheet1.R133 Sheet1.Q132:Sheet1.Q133 Sheet1.R132:Sheet1.R133 Sheet1.M69:Sheet1.M139 Sheet1.O69:Sheet1.O1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Recall fast</text:p>
          </table:table-cell>
          <table:table-cell table:number-columns-repeated="5"/>
          <table:table-cell office:value-type="string" calcext:value-type="string">
            <text:p>UNO</text:p>
          </table:table-cell>
          <table:table-cell table:number-columns-repeated="4"/>
          <table:table-cell office:value-type="string" calcext:value-type="string">
            <text:p>Recal fast</text:p>
          </table:table-cell>
          <table:table-cell office:value-type="string" calcext:value-type="string">
            <text:p>UNO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-2652" calcext:value-type="float">
            <text:p>-2652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-2789" calcext:value-type="float">
            <text:p>-2789</text:p>
          </table:table-cell>
          <table:table-cell office:value-type="float" office:value="-34" calcext:value-type="float">
            <text:p>-3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-2652" calcext:value-type="float">
            <text:p>-2652</text:p>
          </table:table-cell>
          <table:table-cell office:value-type="float" office:value="-2789" calcext:value-type="float">
            <text:p>-27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-2625" calcext:value-type="float">
            <text:p>-2625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-2787" calcext:value-type="float">
            <text:p>-2787</text:p>
          </table:table-cell>
          <table:table-cell office:value-type="float" office:value="-34" calcext:value-type="float">
            <text:p>-3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2625" calcext:value-type="float">
            <text:p>-2625</text:p>
          </table:table-cell>
          <table:table-cell office:value-type="float" office:value="-2787" calcext:value-type="float">
            <text:p>-27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-2596" calcext:value-type="float">
            <text:p>-2596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-2754" calcext:value-type="float">
            <text:p>-2754</text:p>
          </table:table-cell>
          <table:table-cell office:value-type="float" office:value="-33" calcext:value-type="float">
            <text:p>-3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2596" calcext:value-type="float">
            <text:p>-2596</text:p>
          </table:table-cell>
          <table:table-cell office:value-type="float" office:value="-2754" calcext:value-type="float">
            <text:p>-27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-2572" calcext:value-type="float">
            <text:p>-2572</text:p>
          </table:table-cell>
          <table:table-cell office:value-type="float" office:value="-32" calcext:value-type="float">
            <text:p>-3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-2727" calcext:value-type="float">
            <text:p>-2727</text:p>
          </table:table-cell>
          <table:table-cell office:value-type="float" office:value="-33" calcext:value-type="float">
            <text:p>-3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2572" calcext:value-type="float">
            <text:p>-2572</text:p>
          </table:table-cell>
          <table:table-cell office:value-type="float" office:value="-2727" calcext:value-type="float">
            <text:p>-27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-2537" calcext:value-type="float">
            <text:p>-2537</text:p>
          </table:table-cell>
          <table:table-cell office:value-type="float" office:value="-32" calcext:value-type="float">
            <text:p>-3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-2695" calcext:value-type="float">
            <text:p>-2695</text:p>
          </table:table-cell>
          <table:table-cell office:value-type="float" office:value="-32" calcext:value-type="float">
            <text:p>-3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2537" calcext:value-type="float">
            <text:p>-2537</text:p>
          </table:table-cell>
          <table:table-cell office:value-type="float" office:value="-2695" calcext:value-type="float">
            <text:p>-26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2524" calcext:value-type="float">
            <text:p>-2524</text:p>
          </table:table-cell>
          <table:table-cell office:value-type="float" office:value="-32" calcext:value-type="float">
            <text:p>-3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-2677" calcext:value-type="float">
            <text:p>-2677</text:p>
          </table:table-cell>
          <table:table-cell office:value-type="float" office:value="-32" calcext:value-type="float">
            <text:p>-3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2524" calcext:value-type="float">
            <text:p>-2524</text:p>
          </table:table-cell>
          <table:table-cell office:value-type="float" office:value="-2677" calcext:value-type="float">
            <text:p>-26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-2491" calcext:value-type="float">
            <text:p>-2491</text:p>
          </table:table-cell>
          <table:table-cell office:value-type="float" office:value="-31" calcext:value-type="float">
            <text:p>-3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-2643" calcext:value-type="float">
            <text:p>-2643</text:p>
          </table:table-cell>
          <table:table-cell office:value-type="float" office:value="-32" calcext:value-type="float">
            <text:p>-3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-2491" calcext:value-type="float">
            <text:p>-2491</text:p>
          </table:table-cell>
          <table:table-cell office:value-type="float" office:value="-2643" calcext:value-type="float">
            <text:p>-26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-2466" calcext:value-type="float">
            <text:p>-2466</text:p>
          </table:table-cell>
          <table:table-cell office:value-type="float" office:value="-31" calcext:value-type="float">
            <text:p>-3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-2621" calcext:value-type="float">
            <text:p>-2621</text:p>
          </table:table-cell>
          <table:table-cell office:value-type="float" office:value="-31" calcext:value-type="float">
            <text:p>-3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-2466" calcext:value-type="float">
            <text:p>-2466</text:p>
          </table:table-cell>
          <table:table-cell office:value-type="float" office:value="-2621" calcext:value-type="float">
            <text:p>-26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-2436" calcext:value-type="float">
            <text:p>-2436</text:p>
          </table:table-cell>
          <table:table-cell office:value-type="float" office:value="-31" calcext:value-type="float">
            <text:p>-3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-2585" calcext:value-type="float">
            <text:p>-2585</text:p>
          </table:table-cell>
          <table:table-cell office:value-type="float" office:value="-31" calcext:value-type="float">
            <text:p>-3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-2436" calcext:value-type="float">
            <text:p>-2436</text:p>
          </table:table-cell>
          <table:table-cell office:value-type="float" office:value="-2585" calcext:value-type="float">
            <text:p>-25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-2435" calcext:value-type="float">
            <text:p>-2435</text:p>
          </table:table-cell>
          <table:table-cell office:value-type="float" office:value="-31" calcext:value-type="float">
            <text:p>-3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-2586" calcext:value-type="float">
            <text:p>-2586</text:p>
          </table:table-cell>
          <table:table-cell office:value-type="float" office:value="-31" calcext:value-type="float">
            <text:p>-3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2435" calcext:value-type="float">
            <text:p>-2435</text:p>
          </table:table-cell>
          <table:table-cell office:value-type="float" office:value="-2586" calcext:value-type="float">
            <text:p>-25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-2404" calcext:value-type="float">
            <text:p>-2404</text:p>
          </table:table-cell>
          <table:table-cell office:value-type="float" office:value="-30" calcext:value-type="float">
            <text:p>-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-2556" calcext:value-type="float">
            <text:p>-2556</text:p>
          </table:table-cell>
          <table:table-cell office:value-type="float" office:value="-31" calcext:value-type="float">
            <text:p>-3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2404" calcext:value-type="float">
            <text:p>-2404</text:p>
          </table:table-cell>
          <table:table-cell office:value-type="float" office:value="-2556" calcext:value-type="float">
            <text:p>-25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-2376" calcext:value-type="float">
            <text:p>-2376</text:p>
          </table:table-cell>
          <table:table-cell office:value-type="float" office:value="-30" calcext:value-type="float">
            <text:p>-30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-2525" calcext:value-type="float">
            <text:p>-2525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-2376" calcext:value-type="float">
            <text:p>-2376</text:p>
          </table:table-cell>
          <table:table-cell office:value-type="float" office:value="-2525" calcext:value-type="float">
            <text:p>-25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-2342" calcext:value-type="float">
            <text:p>-2342</text:p>
          </table:table-cell>
          <table:table-cell office:value-type="float" office:value="-29" calcext:value-type="float">
            <text:p>-29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-2488" calcext:value-type="float">
            <text:p>-2488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2342" calcext:value-type="float">
            <text:p>-2342</text:p>
          </table:table-cell>
          <table:table-cell office:value-type="float" office:value="-2488" calcext:value-type="float">
            <text:p>-24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-2320" calcext:value-type="float">
            <text:p>-2320</text:p>
          </table:table-cell>
          <table:table-cell office:value-type="float" office:value="-29" calcext:value-type="float">
            <text:p>-29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-2467" calcext:value-type="float">
            <text:p>-2467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2320" calcext:value-type="float">
            <text:p>-2320</text:p>
          </table:table-cell>
          <table:table-cell office:value-type="float" office:value="-2467" calcext:value-type="float">
            <text:p>-24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-2289" calcext:value-type="float">
            <text:p>-2289</text:p>
          </table:table-cell>
          <table:table-cell office:value-type="float" office:value="-29" calcext:value-type="float">
            <text:p>-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-2435" calcext:value-type="float">
            <text:p>-2435</text:p>
          </table:table-cell>
          <table:table-cell office:value-type="float" office:value="-29" calcext:value-type="float">
            <text:p>-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2289" calcext:value-type="float">
            <text:p>-2289</text:p>
          </table:table-cell>
          <table:table-cell office:value-type="float" office:value="-2435" calcext:value-type="float">
            <text:p>-24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2262" calcext:value-type="float">
            <text:p>-2262</text:p>
          </table:table-cell>
          <table:table-cell office:value-type="float" office:value="-28" calcext:value-type="float">
            <text:p>-2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-2407" calcext:value-type="float">
            <text:p>-2407</text:p>
          </table:table-cell>
          <table:table-cell office:value-type="float" office:value="-29" calcext:value-type="float">
            <text:p>-2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2262" calcext:value-type="float">
            <text:p>-2262</text:p>
          </table:table-cell>
          <table:table-cell office:value-type="float" office:value="-2407" calcext:value-type="float">
            <text:p>-24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-2227" calcext:value-type="float">
            <text:p>-2227</text:p>
          </table:table-cell>
          <table:table-cell office:value-type="float" office:value="-28" calcext:value-type="float">
            <text:p>-28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-2373" calcext:value-type="float">
            <text:p>-2373</text:p>
          </table:table-cell>
          <table:table-cell office:value-type="float" office:value="-28" calcext:value-type="float">
            <text:p>-2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-2227" calcext:value-type="float">
            <text:p>-2227</text:p>
          </table:table-cell>
          <table:table-cell office:value-type="float" office:value="-2373" calcext:value-type="float">
            <text:p>-23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-2206" calcext:value-type="float">
            <text:p>-2206</text:p>
          </table:table-cell>
          <table:table-cell office:value-type="float" office:value="-28" calcext:value-type="float">
            <text:p>-2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-2350" calcext:value-type="float">
            <text:p>-2350</text:p>
          </table:table-cell>
          <table:table-cell office:value-type="float" office:value="-28" calcext:value-type="float">
            <text:p>-2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-2206" calcext:value-type="float">
            <text:p>-2206</text:p>
          </table:table-cell>
          <table:table-cell office:value-type="float" office:value="-2350" calcext:value-type="float">
            <text:p>-23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-2174" calcext:value-type="float">
            <text:p>-2174</text:p>
          </table:table-cell>
          <table:table-cell office:value-type="float" office:value="-27" calcext:value-type="float">
            <text:p>-27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-2309" calcext:value-type="float">
            <text:p>-2309</text:p>
          </table:table-cell>
          <table:table-cell office:value-type="float" office:value="-28" calcext:value-type="float">
            <text:p>-2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-2174" calcext:value-type="float">
            <text:p>-2174</text:p>
          </table:table-cell>
          <table:table-cell office:value-type="float" office:value="-2309" calcext:value-type="float">
            <text:p>-23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-2143" calcext:value-type="float">
            <text:p>-2143</text:p>
          </table:table-cell>
          <table:table-cell office:value-type="float" office:value="-27" calcext:value-type="float">
            <text:p>-27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-2280" calcext:value-type="float">
            <text:p>-2280</text:p>
          </table:table-cell>
          <table:table-cell office:value-type="float" office:value="-27" calcext:value-type="float">
            <text:p>-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-2143" calcext:value-type="float">
            <text:p>-2143</text:p>
          </table:table-cell>
          <table:table-cell office:value-type="float" office:value="-2280" calcext:value-type="float">
            <text:p>-22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-2108" calcext:value-type="float">
            <text:p>-2108</text:p>
          </table:table-cell>
          <table:table-cell office:value-type="float" office:value="-26" calcext:value-type="float">
            <text:p>-26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-2240" calcext:value-type="float">
            <text:p>-2240</text:p>
          </table:table-cell>
          <table:table-cell office:value-type="float" office:value="-27" calcext:value-type="float">
            <text:p>-2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-2108" calcext:value-type="float">
            <text:p>-2108</text:p>
          </table:table-cell>
          <table:table-cell office:value-type="float" office:value="-2240" calcext:value-type="float">
            <text:p>-22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-2084" calcext:value-type="float">
            <text:p>-2084</text:p>
          </table:table-cell>
          <table:table-cell office:value-type="float" office:value="-26" calcext:value-type="float">
            <text:p>-2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-2218" calcext:value-type="float">
            <text:p>-2218</text:p>
          </table:table-cell>
          <table:table-cell office:value-type="float" office:value="-27" calcext:value-type="float">
            <text:p>-27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-2084" calcext:value-type="float">
            <text:p>-2084</text:p>
          </table:table-cell>
          <table:table-cell office:value-type="float" office:value="-2218" calcext:value-type="float">
            <text:p>-2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-2047" calcext:value-type="float">
            <text:p>-2047</text:p>
          </table:table-cell>
          <table:table-cell office:value-type="float" office:value="-26" calcext:value-type="float">
            <text:p>-2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-2175" calcext:value-type="float">
            <text:p>-2175</text:p>
          </table:table-cell>
          <table:table-cell office:value-type="float" office:value="-26" calcext:value-type="float">
            <text:p>-2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-2047" calcext:value-type="float">
            <text:p>-2047</text:p>
          </table:table-cell>
          <table:table-cell office:value-type="float" office:value="-2175" calcext:value-type="float">
            <text:p>-21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-2017" calcext:value-type="float">
            <text:p>-2017</text:p>
          </table:table-cell>
          <table:table-cell office:value-type="float" office:value="-25" calcext:value-type="float">
            <text:p>-2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-2145" calcext:value-type="float">
            <text:p>-2145</text:p>
          </table:table-cell>
          <table:table-cell office:value-type="float" office:value="-26" calcext:value-type="float">
            <text:p>-2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-2017" calcext:value-type="float">
            <text:p>-2017</text:p>
          </table:table-cell>
          <table:table-cell office:value-type="float" office:value="-2145" calcext:value-type="float">
            <text:p>-21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-1980" calcext:value-type="float">
            <text:p>-1980</text:p>
          </table:table-cell>
          <table:table-cell office:value-type="float" office:value="-25" calcext:value-type="float">
            <text:p>-25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-2105" calcext:value-type="float">
            <text:p>-2105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-1980" calcext:value-type="float">
            <text:p>-1980</text:p>
          </table:table-cell>
          <table:table-cell office:value-type="float" office:value="-2105" calcext:value-type="float">
            <text:p>-21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-1982" calcext:value-type="float">
            <text:p>-1982</text:p>
          </table:table-cell>
          <table:table-cell office:value-type="float" office:value="-25" calcext:value-type="float">
            <text:p>-2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-2110" calcext:value-type="float">
            <text:p>-211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-1982" calcext:value-type="float">
            <text:p>-1982</text:p>
          </table:table-cell>
          <table:table-cell office:value-type="float" office:value="-2110" calcext:value-type="float">
            <text:p>-21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-1942" calcext:value-type="float">
            <text:p>-1942</text:p>
          </table:table-cell>
          <table:table-cell office:value-type="float" office:value="-24" calcext:value-type="float">
            <text:p>-2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-2071" calcext:value-type="float">
            <text:p>-207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-1942" calcext:value-type="float">
            <text:p>-1942</text:p>
          </table:table-cell>
          <table:table-cell office:value-type="float" office:value="-2071" calcext:value-type="float">
            <text:p>-20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-1912" calcext:value-type="float">
            <text:p>-1912</text:p>
          </table:table-cell>
          <table:table-cell office:value-type="float" office:value="-24" calcext:value-type="float">
            <text:p>-24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-2038" calcext:value-type="float">
            <text:p>-2038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-1912" calcext:value-type="float">
            <text:p>-1912</text:p>
          </table:table-cell>
          <table:table-cell office:value-type="float" office:value="-2038" calcext:value-type="float">
            <text:p>-2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-1871" calcext:value-type="float">
            <text:p>-1871</text:p>
          </table:table-cell>
          <table:table-cell office:value-type="float" office:value="-23" calcext:value-type="float">
            <text:p>-2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-1996" calcext:value-type="float">
            <text:p>-1996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-1871" calcext:value-type="float">
            <text:p>-1871</text:p>
          </table:table-cell>
          <table:table-cell office:value-type="float" office:value="-1996" calcext:value-type="float">
            <text:p>-1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-1851" calcext:value-type="float">
            <text:p>-1851</text:p>
          </table:table-cell>
          <table:table-cell office:value-type="float" office:value="-23" calcext:value-type="float">
            <text:p>-2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-1975" calcext:value-type="float">
            <text:p>-1975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-1851" calcext:value-type="float">
            <text:p>-1851</text:p>
          </table:table-cell>
          <table:table-cell office:value-type="float" office:value="-1975" calcext:value-type="float">
            <text:p>-1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-1809" calcext:value-type="float">
            <text:p>-1809</text:p>
          </table:table-cell>
          <table:table-cell office:value-type="float" office:value="-23" calcext:value-type="float">
            <text:p>-2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-1941" calcext:value-type="float">
            <text:p>-1941</text:p>
          </table:table-cell>
          <table:table-cell office:value-type="float" office:value="-23" calcext:value-type="float">
            <text:p>-2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-1809" calcext:value-type="float">
            <text:p>-1809</text:p>
          </table:table-cell>
          <table:table-cell office:value-type="float" office:value="-1941" calcext:value-type="float">
            <text:p>-1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-1782" calcext:value-type="float">
            <text:p>-1782</text:p>
          </table:table-cell>
          <table:table-cell office:value-type="float" office:value="-22" calcext:value-type="float">
            <text:p>-22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-1897" calcext:value-type="float">
            <text:p>-1897</text:p>
          </table:table-cell>
          <table:table-cell office:value-type="float" office:value="-23" calcext:value-type="float">
            <text:p>-2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-1782" calcext:value-type="float">
            <text:p>-1782</text:p>
          </table:table-cell>
          <table:table-cell office:value-type="float" office:value="-1897" calcext:value-type="float">
            <text:p>-18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-1736" calcext:value-type="float">
            <text:p>-1736</text:p>
          </table:table-cell>
          <table:table-cell office:value-type="float" office:value="-22" calcext:value-type="float">
            <text:p>-2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-1862" calcext:value-type="float">
            <text:p>-1862</text:p>
          </table:table-cell>
          <table:table-cell office:value-type="float" office:value="-22" calcext:value-type="float">
            <text:p>-2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-1736" calcext:value-type="float">
            <text:p>-1736</text:p>
          </table:table-cell>
          <table:table-cell office:value-type="float" office:value="-1862" calcext:value-type="float">
            <text:p>-18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-1718" calcext:value-type="float">
            <text:p>-1718</text:p>
          </table:table-cell>
          <table:table-cell office:value-type="float" office:value="-21" calcext:value-type="float">
            <text:p>-21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-1836" calcext:value-type="float">
            <text:p>-1836</text:p>
          </table:table-cell>
          <table:table-cell office:value-type="float" office:value="-22" calcext:value-type="float">
            <text:p>-2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-1718" calcext:value-type="float">
            <text:p>-1718</text:p>
          </table:table-cell>
          <table:table-cell office:value-type="float" office:value="-1836" calcext:value-type="float">
            <text:p>-18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-1678" calcext:value-type="float">
            <text:p>-1678</text:p>
          </table:table-cell>
          <table:table-cell office:value-type="float" office:value="-21" calcext:value-type="float">
            <text:p>-21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-1794" calcext:value-type="float">
            <text:p>-1794</text:p>
          </table:table-cell>
          <table:table-cell office:value-type="float" office:value="-21" calcext:value-type="float">
            <text:p>-2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-1678" calcext:value-type="float">
            <text:p>-1678</text:p>
          </table:table-cell>
          <table:table-cell office:value-type="float" office:value="-1794" calcext:value-type="float">
            <text:p>-17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1639" calcext:value-type="float">
            <text:p>-1639</text:p>
          </table:table-cell>
          <table:table-cell office:value-type="float" office:value="-20" calcext:value-type="float">
            <text:p>-2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-1752" calcext:value-type="float">
            <text:p>-1752</text:p>
          </table:table-cell>
          <table:table-cell office:value-type="float" office:value="-21" calcext:value-type="float">
            <text:p>-2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1639" calcext:value-type="float">
            <text:p>-1639</text:p>
          </table:table-cell>
          <table:table-cell office:value-type="float" office:value="-1752" calcext:value-type="float">
            <text:p>-17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-1596" calcext:value-type="float">
            <text:p>-1596</text:p>
          </table:table-cell>
          <table:table-cell office:value-type="float" office:value="-20" calcext:value-type="float">
            <text:p>-2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-1709" calcext:value-type="float">
            <text:p>-1709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-1596" calcext:value-type="float">
            <text:p>-1596</text:p>
          </table:table-cell>
          <table:table-cell office:value-type="float" office:value="-1709" calcext:value-type="float">
            <text:p>-17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-1577" calcext:value-type="float">
            <text:p>-1577</text:p>
          </table:table-cell>
          <table:table-cell office:value-type="float" office:value="-20" calcext:value-type="float">
            <text:p>-2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-1684" calcext:value-type="float">
            <text:p>-168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-1577" calcext:value-type="float">
            <text:p>-1577</text:p>
          </table:table-cell>
          <table:table-cell office:value-type="float" office:value="-1684" calcext:value-type="float">
            <text:p>-16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-1531" calcext:value-type="float">
            <text:p>-1531</text:p>
          </table:table-cell>
          <table:table-cell office:value-type="float" office:value="-19" calcext:value-type="float">
            <text:p>-19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-1644" calcext:value-type="float">
            <text:p>-164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-1531" calcext:value-type="float">
            <text:p>-1531</text:p>
          </table:table-cell>
          <table:table-cell office:value-type="float" office:value="-1644" calcext:value-type="float">
            <text:p>-16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-1493" calcext:value-type="float">
            <text:p>-1493</text:p>
          </table:table-cell>
          <table:table-cell office:value-type="float" office:value="-19" calcext:value-type="float">
            <text:p>-19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-1607" calcext:value-type="float">
            <text:p>-1607</text:p>
          </table:table-cell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-1493" calcext:value-type="float">
            <text:p>-1493</text:p>
          </table:table-cell>
          <table:table-cell office:value-type="float" office:value="-1607" calcext:value-type="float">
            <text:p>-16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-1448" calcext:value-type="float">
            <text:p>-1448</text:p>
          </table:table-cell>
          <table:table-cell office:value-type="float" office:value="-18" calcext:value-type="float">
            <text:p>-18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-1553" calcext:value-type="float">
            <text:p>-1553</text:p>
          </table:table-cell>
          <table:table-cell office:value-type="float" office:value="-18" calcext:value-type="float">
            <text:p>-18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-1448" calcext:value-type="float">
            <text:p>-1448</text:p>
          </table:table-cell>
          <table:table-cell office:value-type="float" office:value="-1553" calcext:value-type="float">
            <text:p>-15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-1456" calcext:value-type="float">
            <text:p>-1456</text:p>
          </table:table-cell>
          <table:table-cell office:value-type="float" office:value="-18" calcext:value-type="float">
            <text:p>-1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-1560" calcext:value-type="float">
            <text:p>-1560</text:p>
          </table:table-cell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-1456" calcext:value-type="float">
            <text:p>-1456</text:p>
          </table:table-cell>
          <table:table-cell office:value-type="float" office:value="-1560" calcext:value-type="float">
            <text:p>-15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-1415" calcext:value-type="float">
            <text:p>-1415</text:p>
          </table:table-cell>
          <table:table-cell office:value-type="float" office:value="-18" calcext:value-type="float">
            <text:p>-18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-1505" calcext:value-type="float">
            <text:p>-1505</text:p>
          </table:table-cell>
          <table:table-cell office:value-type="float" office:value="-18" calcext:value-type="float">
            <text:p>-18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-1415" calcext:value-type="float">
            <text:p>-1415</text:p>
          </table:table-cell>
          <table:table-cell office:value-type="float" office:value="-1505" calcext:value-type="float">
            <text:p>-15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-1376" calcext:value-type="float">
            <text:p>-1376</text:p>
          </table:table-cell>
          <table:table-cell office:value-type="float" office:value="-17" calcext:value-type="float">
            <text:p>-17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-1470" calcext:value-type="float">
            <text:p>-1470</text:p>
          </table:table-cell>
          <table:table-cell office:value-type="float" office:value="-17" calcext:value-type="float">
            <text:p>-17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-1376" calcext:value-type="float">
            <text:p>-1376</text:p>
          </table:table-cell>
          <table:table-cell office:value-type="float" office:value="-1470" calcext:value-type="float">
            <text:p>-14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-1328" calcext:value-type="float">
            <text:p>-1328</text:p>
          </table:table-cell>
          <table:table-cell office:value-type="float" office:value="-16" calcext:value-type="float">
            <text:p>-16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-1421" calcext:value-type="float">
            <text:p>-1421</text:p>
          </table:table-cell>
          <table:table-cell office:value-type="float" office:value="-17" calcext:value-type="float">
            <text:p>-1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-1328" calcext:value-type="float">
            <text:p>-1328</text:p>
          </table:table-cell>
          <table:table-cell office:value-type="float" office:value="-1421" calcext:value-type="float">
            <text:p>-14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-1304" calcext:value-type="float">
            <text:p>-1304</text:p>
          </table:table-cell>
          <table:table-cell office:value-type="float" office:value="-16" calcext:value-type="float">
            <text:p>-1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-1395" calcext:value-type="float">
            <text:p>-1395</text:p>
          </table:table-cell>
          <table:table-cell office:value-type="float" office:value="-17" calcext:value-type="float">
            <text:p>-17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-1304" calcext:value-type="float">
            <text:p>-1304</text:p>
          </table:table-cell>
          <table:table-cell office:value-type="float" office:value="-1395" calcext:value-type="float">
            <text:p>-1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-1249" calcext:value-type="float">
            <text:p>-1249</text:p>
          </table:table-cell>
          <table:table-cell office:value-type="float" office:value="-15" calcext:value-type="float">
            <text:p>-15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-1340" calcext:value-type="float">
            <text:p>-1340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-1249" calcext:value-type="float">
            <text:p>-1249</text:p>
          </table:table-cell>
          <table:table-cell office:value-type="float" office:value="-1340" calcext:value-type="float">
            <text:p>-13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-1210" calcext:value-type="float">
            <text:p>-1210</text:p>
          </table:table-cell>
          <table:table-cell office:value-type="float" office:value="-15" calcext:value-type="float">
            <text:p>-1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-1302" calcext:value-type="float">
            <text:p>-1302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-1210" calcext:value-type="float">
            <text:p>-1210</text:p>
          </table:table-cell>
          <table:table-cell office:value-type="float" office:value="-1302" calcext:value-type="float">
            <text:p>-13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-1161" calcext:value-type="float">
            <text:p>-1161</text:p>
          </table:table-cell>
          <table:table-cell office:value-type="float" office:value="-14" calcext:value-type="float">
            <text:p>-14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-1251" calcext:value-type="float">
            <text:p>-125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-1161" calcext:value-type="float">
            <text:p>-1161</text:p>
          </table:table-cell>
          <table:table-cell office:value-type="float" office:value="-1251" calcext:value-type="float">
            <text:p>-12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-1135" calcext:value-type="float">
            <text:p>-1135</text:p>
          </table:table-cell>
          <table:table-cell office:value-type="float" office:value="-14" calcext:value-type="float">
            <text:p>-14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-1228" calcext:value-type="float">
            <text:p>-1228</text:p>
          </table:table-cell>
          <table:table-cell office:value-type="float" office:value="-14" calcext:value-type="float">
            <text:p>-1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-1135" calcext:value-type="float">
            <text:p>-1135</text:p>
          </table:table-cell>
          <table:table-cell office:value-type="float" office:value="-1228" calcext:value-type="float">
            <text:p>-1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-1082" calcext:value-type="float">
            <text:p>-1082</text:p>
          </table:table-cell>
          <table:table-cell office:value-type="float" office:value="-13" calcext:value-type="float">
            <text:p>-13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-1174" calcext:value-type="float">
            <text:p>-1174</text:p>
          </table:table-cell>
          <table:table-cell office:value-type="float" office:value="-14" calcext:value-type="float">
            <text:p>-14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-1082" calcext:value-type="float">
            <text:p>-1082</text:p>
          </table:table-cell>
          <table:table-cell office:value-type="float" office:value="-1174" calcext:value-type="float">
            <text:p>-11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-1047" calcext:value-type="float">
            <text:p>-1047</text:p>
          </table:table-cell>
          <table:table-cell office:value-type="float" office:value="-13" calcext:value-type="float">
            <text:p>-13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-1132" calcext:value-type="float">
            <text:p>-1132</text:p>
          </table:table-cell>
          <table:table-cell office:value-type="float" office:value="-13" calcext:value-type="float">
            <text:p>-1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-1047" calcext:value-type="float">
            <text:p>-1047</text:p>
          </table:table-cell>
          <table:table-cell office:value-type="float" office:value="-1132" calcext:value-type="float">
            <text:p>-11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-998" calcext:value-type="float">
            <text:p>-998</text:p>
          </table:table-cell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-1083" calcext:value-type="float">
            <text:p>-1083</text:p>
          </table:table-cell>
          <table:table-cell office:value-type="float" office:value="-13" calcext:value-type="float">
            <text:p>-13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-998" calcext:value-type="float">
            <text:p>-998</text:p>
          </table:table-cell>
          <table:table-cell office:value-type="float" office:value="-1083" calcext:value-type="float">
            <text:p>-10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-968" calcext:value-type="float">
            <text:p>-968</text:p>
          </table:table-cell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-1052" calcext:value-type="float">
            <text:p>-1052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-968" calcext:value-type="float">
            <text:p>-968</text:p>
          </table:table-cell>
          <table:table-cell office:value-type="float" office:value="-1052" calcext:value-type="float">
            <text:p>-10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-919" calcext:value-type="float">
            <text:p>-919</text:p>
          </table:table-cell>
          <table:table-cell office:value-type="float" office:value="-11" calcext:value-type="float">
            <text:p>-11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-992" calcext:value-type="float">
            <text:p>-992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-919" calcext:value-type="float">
            <text:p>-919</text:p>
          </table:table-cell>
          <table:table-cell office:value-type="float" office:value="-992" calcext:value-type="float">
            <text:p>-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-873" calcext:value-type="float">
            <text:p>-873</text:p>
          </table:table-cell>
          <table:table-cell office:value-type="float" office:value="-11" calcext:value-type="float">
            <text:p>-11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-950" calcext:value-type="float">
            <text:p>-950</text:p>
          </table:table-cell>
          <table:table-cell office:value-type="float" office:value="-11" calcext:value-type="float">
            <text:p>-1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-873" calcext:value-type="float">
            <text:p>-873</text:p>
          </table:table-cell>
          <table:table-cell office:value-type="float" office:value="-950" calcext:value-type="float">
            <text:p>-9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-817" calcext:value-type="float">
            <text:p>-817</text:p>
          </table:table-cell>
          <table:table-cell office:value-type="float" office:value="-10" calcext:value-type="float">
            <text:p>-1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-894" calcext:value-type="float">
            <text:p>-894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-817" calcext:value-type="float">
            <text:p>-817</text:p>
          </table:table-cell>
          <table:table-cell office:value-type="float" office:value="-894" calcext:value-type="float">
            <text:p>-8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-817" calcext:value-type="float">
            <text:p>-817</text:p>
          </table:table-cell>
          <table:table-cell office:value-type="float" office:value="-10" calcext:value-type="float">
            <text:p>-10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-899" calcext:value-type="float">
            <text:p>-899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-817" calcext:value-type="float">
            <text:p>-817</text:p>
          </table:table-cell>
          <table:table-cell office:value-type="float" office:value="-899" calcext:value-type="float">
            <text:p>-8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-766" calcext:value-type="float">
            <text:p>-766</text:p>
          </table:table-cell>
          <table:table-cell office:value-type="float" office:value="-9" calcext:value-type="float">
            <text:p>-9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-840" calcext:value-type="float">
            <text:p>-840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-766" calcext:value-type="float">
            <text:p>-766</text:p>
          </table:table-cell>
          <table:table-cell office:value-type="float" office:value="-840" calcext:value-type="float">
            <text:p>-8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-719" calcext:value-type="float">
            <text:p>-719</text:p>
          </table:table-cell>
          <table:table-cell office:value-type="float" office:value="-9" calcext:value-type="float">
            <text:p>-9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-792" calcext:value-type="float">
            <text:p>-792</text:p>
          </table:table-cell>
          <table:table-cell office:value-type="float" office:value="-9" calcext:value-type="float">
            <text:p>-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-719" calcext:value-type="float">
            <text:p>-719</text:p>
          </table:table-cell>
          <table:table-cell office:value-type="float" office:value="-792" calcext:value-type="float">
            <text:p>-7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-667" calcext:value-type="float">
            <text:p>-667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-732" calcext:value-type="float">
            <text:p>-732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-667" calcext:value-type="float">
            <text:p>-667</text:p>
          </table:table-cell>
          <table:table-cell office:value-type="float" office:value="-732" calcext:value-type="float">
            <text:p>-7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-637" calcext:value-type="float">
            <text:p>-637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-713" calcext:value-type="float">
            <text:p>-713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-637" calcext:value-type="float">
            <text:p>-637</text:p>
          </table:table-cell>
          <table:table-cell office:value-type="float" office:value="-713" calcext:value-type="float">
            <text:p>-7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-576" calcext:value-type="float">
            <text:p>-576</text:p>
          </table:table-cell>
          <table:table-cell office:value-type="float" office:value="-7" calcext:value-type="float">
            <text:p>-7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-645" calcext:value-type="float">
            <text:p>-645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-576" calcext:value-type="float">
            <text:p>-576</text:p>
          </table:table-cell>
          <table:table-cell office:value-type="float" office:value="-645" calcext:value-type="float">
            <text:p>-6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-527" calcext:value-type="float">
            <text:p>-527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-597" calcext:value-type="float">
            <text:p>-597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-527" calcext:value-type="float">
            <text:p>-527</text:p>
          </table:table-cell>
          <table:table-cell office:value-type="float" office:value="-597" calcext:value-type="float">
            <text:p>-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-472" calcext:value-type="float">
            <text:p>-472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-539" calcext:value-type="float">
            <text:p>-539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-472" calcext:value-type="float">
            <text:p>-472</text:p>
          </table:table-cell>
          <table:table-cell office:value-type="float" office:value="-539" calcext:value-type="float">
            <text:p>-5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-447" calcext:value-type="float">
            <text:p>-447</text:p>
          </table:table-cell>
          <table:table-cell office:value-type="float" office:value="-5" calcext:value-type="float">
            <text:p>-5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-512" calcext:value-type="float">
            <text:p>-512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-447" calcext:value-type="float">
            <text:p>-447</text:p>
          </table:table-cell>
          <table:table-cell office:value-type="float" office:value="-512" calcext:value-type="float">
            <text:p>-5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-388" calcext:value-type="float">
            <text:p>-388</text:p>
          </table:table-cell>
          <table:table-cell office:value-type="float" office:value="-4" calcext:value-type="float">
            <text:p>-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-449" calcext:value-type="float">
            <text:p>-449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-388" calcext:value-type="float">
            <text:p>-388</text:p>
          </table:table-cell>
          <table:table-cell office:value-type="float" office:value="-449" calcext:value-type="float">
            <text:p>-4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-332" calcext:value-type="float">
            <text:p>-332</text:p>
          </table:table-cell>
          <table:table-cell office:value-type="float" office:value="-4" calcext:value-type="float">
            <text:p>-4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-397" calcext:value-type="float">
            <text:p>-397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-332" calcext:value-type="float">
            <text:p>-332</text:p>
          </table:table-cell>
          <table:table-cell office:value-type="float" office:value="-397" calcext:value-type="float">
            <text:p>-3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-266" calcext:value-type="float">
            <text:p>-266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-328" calcext:value-type="float">
            <text:p>-328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-266" calcext:value-type="float">
            <text:p>-266</text:p>
          </table:table-cell>
          <table:table-cell office:value-type="float" office:value="-328" calcext:value-type="float">
            <text:p>-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-228" calcext:value-type="float">
            <text:p>-228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-293" calcext:value-type="float">
            <text:p>-293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-228" calcext:value-type="float">
            <text:p>-228</text:p>
          </table:table-cell>
          <table:table-cell office:value-type="float" office:value="-293" calcext:value-type="float">
            <text:p>-2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-167" calcext:value-type="float">
            <text:p>-167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-218" calcext:value-type="float">
            <text:p>-218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-167" calcext:value-type="float">
            <text:p>-167</text:p>
          </table:table-cell>
          <table:table-cell office:value-type="float" office:value="-218" calcext:value-type="float">
            <text:p>-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-121" calcext:value-type="float">
            <text:p>-121</text:p>
          </table:table-cell>
          <table:table-cell office:value-type="float" office:value="-1" calcext:value-type="float">
            <text:p>-1</text:p>
          </table:table-cell>
          <table:table-cell office:value-type="float" office:value="-109" calcext:value-type="float">
            <text:p>-109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-165" calcext:value-type="float">
            <text:p>-165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-121" calcext:value-type="float">
            <text:p>-121</text:p>
          </table:table-cell>
          <table:table-cell office:value-type="float" office:value="-165" calcext:value-type="float">
            <text:p>-1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-93" calcext:value-type="float">
            <text:p>-93</text:p>
          </table:table-cell>
          <table:table-cell office:value-type="float" office:value="-1" calcext:value-type="float">
            <text:p>-1</text:p>
          </table:table-cell>
          <table:table-cell office:value-type="float" office:value="-101" calcext:value-type="float">
            <text:p>-10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-45" calcext:value-type="float">
            <text:p>-45</text:p>
          </table:table-cell>
          <table:table-cell office:value-type="float" office:value="-93" calcext:value-type="float">
            <text:p>-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-102" calcext:value-type="float">
            <text:p>-102</text:p>
          </table:table-cell>
          <table:table-cell office:value-type="float" office:value="-1" calcext:value-type="float">
            <text:p>-1</text:p>
          </table:table-cell>
          <table:table-cell office:value-type="float" office:value="-105" calcext:value-type="float">
            <text:p>-10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-54" calcext:value-type="float">
            <text:p>-54</text:p>
          </table:table-cell>
          <table:table-cell office:value-type="float" office:value="-102" calcext:value-type="float">
            <text:p>-1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-28" calcext:value-type="float">
            <text:p>-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73" calcext:value-type="float">
            <text:p>173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239" calcext:value-type="float">
            <text:p>239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302" calcext:value-type="float">
            <text:p>30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376" calcext:value-type="float">
            <text:p>37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352" calcext:value-type="float">
            <text:p>35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76" calcext:value-type="float">
            <text:p>376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409" calcext:value-type="float">
            <text:p>4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409" calcext:value-type="float">
            <text:p>409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482" calcext:value-type="float">
            <text:p>48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455" calcext:value-type="float">
            <text:p>45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82" calcext:value-type="float">
            <text:p>482</text:p>
          </table:table-cell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547" calcext:value-type="float">
            <text:p>547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522" calcext:value-type="float">
            <text:p>52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547" calcext:value-type="float">
            <text:p>547</text:p>
          </table:table-cell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620" calcext:value-type="float">
            <text:p>62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605" calcext:value-type="float">
            <text:p>60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620" calcext:value-type="float">
            <text:p>620</text:p>
          </table:table-cell>
          <table:table-cell office:value-type="float" office:value="605" calcext:value-type="float">
            <text:p>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661" calcext:value-type="float">
            <text:p>66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648" calcext:value-type="float">
            <text:p>64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61" calcext:value-type="float">
            <text:p>661</text:p>
          </table:table-cell>
          <table:table-cell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741" calcext:value-type="float">
            <text:p>74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735" calcext:value-type="float">
            <text:p>73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741" calcext:value-type="float">
            <text:p>741</text:p>
          </table:table-cell>
          <table:table-cell office:value-type="float" office:value="735" calcext:value-type="float">
            <text:p>7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799" calcext:value-type="float">
            <text:p>79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812" calcext:value-type="float">
            <text:p>812</text:p>
          </table:table-cell>
          <table:table-cell office:value-type="float" office:value="799" calcext:value-type="float">
            <text:p>7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897" calcext:value-type="float">
            <text:p>897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889" calcext:value-type="float">
            <text:p>88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897" calcext:value-type="float">
            <text:p>897</text:p>
          </table:table-cell>
          <table:table-cell office:value-type="float" office:value="889" calcext:value-type="float">
            <text:p>8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890" calcext:value-type="float">
            <text:p>89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883" calcext:value-type="float">
            <text:p>8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890" calcext:value-type="float">
            <text:p>890</text:p>
          </table:table-cell>
          <table:table-cell office:value-type="float" office:value="883" calcext:value-type="float">
            <text:p>8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 office:value-type="float" office:value="972" calcext:value-type="float">
            <text:p>9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041" calcext:value-type="float">
            <text:p>104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1047" calcext:value-type="float">
            <text:p>104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041" calcext:value-type="float">
            <text:p>1041</text:p>
          </table:table-cell>
          <table:table-cell office:value-type="float" office:value="1047" calcext:value-type="float">
            <text:p>10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21" calcext:value-type="float">
            <text:p>112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1137" calcext:value-type="float">
            <text:p>113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121" calcext:value-type="float">
            <text:p>1121</text:p>
          </table:table-cell>
          <table:table-cell office:value-type="float" office:value="1137" calcext:value-type="float">
            <text:p>11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0" calcext:value-type="float">
            <text:p>117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183" calcext:value-type="float">
            <text:p>118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170" calcext:value-type="float">
            <text:p>1170</text:p>
          </table:table-cell>
          <table:table-cell office:value-type="float" office:value="1183" calcext:value-type="float">
            <text:p>11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274" calcext:value-type="float">
            <text:p>1274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280" calcext:value-type="float">
            <text:p>128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1274" calcext:value-type="float">
            <text:p>1274</text:p>
          </table:table-cell>
          <table:table-cell office:value-type="float" office:value="1280" calcext:value-type="float">
            <text:p>12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344" calcext:value-type="float">
            <text:p>134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1358" calcext:value-type="float">
            <text:p>135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344" calcext:value-type="float">
            <text:p>1344</text:p>
          </table:table-cell>
          <table:table-cell office:value-type="float" office:value="1358" calcext:value-type="float">
            <text:p>13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441" calcext:value-type="float">
            <text:p>144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1457" calcext:value-type="float">
            <text:p>145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1441" calcext:value-type="float">
            <text:p>1441</text:p>
          </table:table-cell>
          <table:table-cell office:value-type="float" office:value="1457" calcext:value-type="float">
            <text:p>14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1465" calcext:value-type="float">
            <text:p>1465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1482" calcext:value-type="float">
            <text:p>148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1465" calcext:value-type="float">
            <text:p>1465</text:p>
          </table:table-cell>
          <table:table-cell office:value-type="float" office:value="1482" calcext:value-type="float">
            <text:p>14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1560" calcext:value-type="float">
            <text:p>156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1580" calcext:value-type="float">
            <text:p>158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560" calcext:value-type="float">
            <text:p>1560</text:p>
          </table:table-cell>
          <table:table-cell office:value-type="float" office:value="1580" calcext:value-type="float">
            <text:p>15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1641" calcext:value-type="float">
            <text:p>1641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1660" calcext:value-type="float">
            <text:p>166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641" calcext:value-type="float">
            <text:p>1641</text:p>
          </table:table-cell>
          <table:table-cell office:value-type="float" office:value="1660" calcext:value-type="float">
            <text:p>16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1737" calcext:value-type="float">
            <text:p>1737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1760" calcext:value-type="float">
            <text:p>176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737" calcext:value-type="float">
            <text:p>1737</text:p>
          </table:table-cell>
          <table:table-cell office:value-type="float" office:value="1760" calcext:value-type="float">
            <text:p>17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792" calcext:value-type="float">
            <text:p>1792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1810" calcext:value-type="float">
            <text:p>181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792" calcext:value-type="float">
            <text:p>1792</text:p>
          </table:table-cell>
          <table:table-cell office:value-type="float" office:value="1810" calcext:value-type="float">
            <text:p>18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898" calcext:value-type="float">
            <text:p>1898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922" calcext:value-type="float">
            <text:p>192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898" calcext:value-type="float">
            <text:p>1898</text:p>
          </table:table-cell>
          <table:table-cell office:value-type="float" office:value="1922" calcext:value-type="float">
            <text:p>19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976" calcext:value-type="float">
            <text:p>197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976" calcext:value-type="float">
            <text:p>1976</text:p>
          </table:table-cell>
          <table:table-cell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2087" calcext:value-type="float">
            <text:p>2087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2117" calcext:value-type="float">
            <text:p>211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087" calcext:value-type="float">
            <text:p>2087</text:p>
          </table:table-cell>
          <table:table-cell office:value-type="float" office:value="2117" calcext:value-type="float">
            <text:p>21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2084" calcext:value-type="float">
            <text:p>2084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2132" calcext:value-type="float">
            <text:p>213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084" calcext:value-type="float">
            <text:p>2084</text:p>
          </table:table-cell>
          <table:table-cell office:value-type="float" office:value="2132" calcext:value-type="float">
            <text:p>21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2196" calcext:value-type="float">
            <text:p>2196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2243" calcext:value-type="float">
            <text:p>224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2196" calcext:value-type="float">
            <text:p>2196</text:p>
          </table:table-cell>
          <table:table-cell office:value-type="float" office:value="2243" calcext:value-type="float">
            <text:p>22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2282" calcext:value-type="float">
            <text:p>2282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2336" calcext:value-type="float">
            <text:p>233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282" calcext:value-type="float">
            <text:p>2282</text:p>
          </table:table-cell>
          <table:table-cell office:value-type="float" office:value="2336" calcext:value-type="float">
            <text:p>23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2399" calcext:value-type="float">
            <text:p>239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2462" calcext:value-type="float">
            <text:p>246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2399" calcext:value-type="float">
            <text:p>2399</text:p>
          </table:table-cell>
          <table:table-cell office:value-type="float" office:value="2462" calcext:value-type="float">
            <text:p>2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2452" calcext:value-type="float">
            <text:p>2452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2520" calcext:value-type="float">
            <text:p>252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2452" calcext:value-type="float">
            <text:p>2452</text:p>
          </table:table-cell>
          <table:table-cell office:value-type="float" office:value="2520" calcext:value-type="float">
            <text:p>25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2566" calcext:value-type="float">
            <text:p>2566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2644" calcext:value-type="float">
            <text:p>264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2566" calcext:value-type="float">
            <text:p>2566</text:p>
          </table:table-cell>
          <table:table-cell office:value-type="float" office:value="2644" calcext:value-type="float">
            <text:p>26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2659" calcext:value-type="float">
            <text:p>2659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2744" calcext:value-type="float">
            <text:p>274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2659" calcext:value-type="float">
            <text:p>2659</text:p>
          </table:table-cell>
          <table:table-cell office:value-type="float" office:value="2744" calcext:value-type="float">
            <text:p>27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2786" calcext:value-type="float">
            <text:p>278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2867" calcext:value-type="float">
            <text:p>286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2786" calcext:value-type="float">
            <text:p>2786</text:p>
          </table:table-cell>
          <table:table-cell office:value-type="float" office:value="2867" calcext:value-type="float">
            <text:p>28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-500" calcext:value-type="float">
            <text:p>-500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-559" calcext:value-type="float">
            <text:p>-559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-500" calcext:value-type="float">
            <text:p>-500</text:p>
          </table:table-cell>
          <table:table-cell office:value-type="float" office:value="-559" calcext:value-type="float">
            <text:p>-5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-462" calcext:value-type="float">
            <text:p>-462</text:p>
          </table:table-cell>
          <table:table-cell office:value-type="float" office:value="-5" calcext:value-type="float">
            <text:p>-5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-520" calcext:value-type="float">
            <text:p>-520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-462" calcext:value-type="float">
            <text:p>-462</text:p>
          </table:table-cell>
          <table:table-cell office:value-type="float" office:value="-520" calcext:value-type="float">
            <text:p>-5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-426" calcext:value-type="float">
            <text:p>-426</text:p>
          </table:table-cell>
          <table:table-cell office:value-type="float" office:value="-5" calcext:value-type="float">
            <text:p>-5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-485" calcext:value-type="float">
            <text:p>-485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-426" calcext:value-type="float">
            <text:p>-426</text:p>
          </table:table-cell>
          <table:table-cell office:value-type="float" office:value="-485" calcext:value-type="float">
            <text:p>-4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-386" calcext:value-type="float">
            <text:p>-386</text:p>
          </table:table-cell>
          <table:table-cell office:value-type="float" office:value="-4" calcext:value-type="float">
            <text:p>-4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-445" calcext:value-type="float">
            <text:p>-445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-386" calcext:value-type="float">
            <text:p>-386</text:p>
          </table:table-cell>
          <table:table-cell office:value-type="float" office:value="-445" calcext:value-type="float">
            <text:p>-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-365" calcext:value-type="float">
            <text:p>-365</text:p>
          </table:table-cell>
          <table:table-cell office:value-type="float" office:value="-4" calcext:value-type="float">
            <text:p>-4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-420" calcext:value-type="float">
            <text:p>-420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-365" calcext:value-type="float">
            <text:p>-365</text:p>
          </table:table-cell>
          <table:table-cell office:value-type="float" office:value="-420" calcext:value-type="float">
            <text:p>-4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-322" calcext:value-type="float">
            <text:p>-322</text:p>
          </table:table-cell>
          <table:table-cell office:value-type="float" office:value="-4" calcext:value-type="float">
            <text:p>-4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-377" calcext:value-type="float">
            <text:p>-377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-322" calcext:value-type="float">
            <text:p>-322</text:p>
          </table:table-cell>
          <table:table-cell office:value-type="float" office:value="-377" calcext:value-type="float">
            <text:p>-3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-288" calcext:value-type="float">
            <text:p>-288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-347" calcext:value-type="float">
            <text:p>-347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-288" calcext:value-type="float">
            <text:p>-288</text:p>
          </table:table-cell>
          <table:table-cell office:value-type="float" office:value="-347" calcext:value-type="float">
            <text:p>-3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-254" calcext:value-type="float">
            <text:p>-254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-301" calcext:value-type="float">
            <text:p>-30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-254" calcext:value-type="float">
            <text:p>-254</text:p>
          </table:table-cell>
          <table:table-cell office:value-type="float" office:value="-301" calcext:value-type="float">
            <text:p>-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-255" calcext:value-type="float">
            <text:p>-255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-302" calcext:value-type="float">
            <text:p>-302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-255" calcext:value-type="float">
            <text:p>-255</text:p>
          </table:table-cell>
          <table:table-cell office:value-type="float" office:value="-302" calcext:value-type="float">
            <text:p>-3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-216" calcext:value-type="float">
            <text:p>-216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-262" calcext:value-type="float">
            <text:p>-262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-216" calcext:value-type="float">
            <text:p>-216</text:p>
          </table:table-cell>
          <table:table-cell office:value-type="float" office:value="-262" calcext:value-type="float">
            <text:p>-2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-175" calcext:value-type="float">
            <text:p>-175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-232" calcext:value-type="float">
            <text:p>-232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-175" calcext:value-type="float">
            <text:p>-175</text:p>
          </table:table-cell>
          <table:table-cell office:value-type="float" office:value="-232" calcext:value-type="float">
            <text:p>-2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-136" calcext:value-type="float">
            <text:p>-136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office:value-type="float" office:value="-187" calcext:value-type="float">
            <text:p>-187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-136" calcext:value-type="float">
            <text:p>-136</text:p>
          </table:table-cell>
          <table:table-cell office:value-type="float" office:value="-187" calcext:value-type="float">
            <text:p>-1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-110" calcext:value-type="float">
            <text:p>-110</text:p>
          </table:table-cell>
          <table:table-cell office:value-type="float" office:value="-1" calcext:value-type="float">
            <text:p>-1</text:p>
          </table:table-cell>
          <table:table-cell office:value-type="float" office:value="-142" calcext:value-type="float">
            <text:p>-142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-157" calcext:value-type="float">
            <text:p>-157</text:p>
          </table:table-cell>
          <table:table-cell office:value-type="float" office:value="-1" calcext:value-type="float">
            <text:p>-1</text:p>
          </table:table-cell>
          <table:table-cell office:value-type="float" office:value="-159" calcext:value-type="float">
            <text:p>-15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-110" calcext:value-type="float">
            <text:p>-110</text:p>
          </table:table-cell>
          <table:table-cell office:value-type="float" office:value="-157" calcext:value-type="float">
            <text:p>-1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-67" calcext:value-type="float">
            <text:p>-67</text:p>
          </table:table-cell>
          <table:table-cell office:value-type="float" office:value="0" calcext:value-type="float">
            <text:p>0</text:p>
          </table:table-cell>
          <table:table-cell office:value-type="float" office:value="-71" calcext:value-type="float">
            <text:p>-71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-108" calcext:value-type="float">
            <text:p>-108</text:p>
          </table:table-cell>
          <table:table-cell office:value-type="float" office:value="-1" calcext:value-type="float">
            <text:p>-1</text:p>
          </table:table-cell>
          <table:table-cell office:value-type="float" office:value="-121" calcext:value-type="float">
            <text:p>-12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-67" calcext:value-type="float">
            <text:p>-67</text:p>
          </table:table-cell>
          <table:table-cell office:value-type="float" office:value="-108" calcext:value-type="float">
            <text:p>-1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-71" calcext:value-type="float">
            <text:p>-71</text:p>
          </table:table-cell>
          <table:table-cell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-31" calcext:value-type="float">
            <text:p>-31</text:p>
          </table:table-cell>
          <table:table-cell office:value-type="float" office:value="-71" calcext:value-type="float">
            <text:p>-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1" calcext:value-type="float">
            <text:p>11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-500" calcext:value-type="float">
            <text:p>-500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70" calcext:value-type="float">
            <text:p>170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220" calcext:value-type="float">
            <text:p>220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56" calcext:value-type="float">
            <text:p>256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303" calcext:value-type="float">
            <text:p>303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293" calcext:value-type="float">
            <text:p>293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office:value-type="float" office:value="311" calcext:value-type="float">
            <text:p>3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343" calcext:value-type="float">
            <text:p>343</text:p>
          </table:table-cell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388" calcext:value-type="float">
            <text:p>38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office:value-type="float" office:value="356" calcext:value-type="float">
            <text:p>35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388" calcext:value-type="float">
            <text:p>388</text:p>
          </table:table-cell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410" calcext:value-type="float">
            <text:p>4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440" calcext:value-type="float">
            <text:p>440</text:p>
          </table:table-cell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463" calcext:value-type="float">
            <text:p>46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office:value-type="float" office:value="435" calcext:value-type="float">
            <text:p>4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463" calcext:value-type="float">
            <text:p>463</text:p>
          </table:table-cell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515" calcext:value-type="float">
            <text:p>51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485" calcext:value-type="float">
            <text:p>48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515" calcext:value-type="float">
            <text:p>515</text:p>
          </table:table-cell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555" calcext:value-type="float">
            <text:p>55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office:value-type="float" office:value="530" calcext:value-type="float">
            <text:p>53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555" calcext:value-type="float">
            <text:p>555</text:p>
          </table:table-cell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605" calcext:value-type="float">
            <text:p>60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59" calcext:value-type="float">
            <text:p>159</text:p>
          </table:table-cell>
          <table:table-cell office:value-type="float" office:value="580" calcext:value-type="float">
            <text:p>58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605" calcext:value-type="float">
            <text:p>605</text:p>
          </table:table-cell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630" calcext:value-type="float">
            <text:p>63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610" calcext:value-type="float">
            <text:p>6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630" calcext:value-type="float">
            <text:p>630</text:p>
          </table:table-cell>
          <table:table-cell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682" calcext:value-type="float">
            <text:p>68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office:value-type="float" office:value="664" calcext:value-type="float">
            <text:p>66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682" calcext:value-type="float">
            <text:p>682</text:p>
          </table:table-cell>
          <table:table-cell office:value-type="float" office:value="664" calcext:value-type="float">
            <text:p>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723" calcext:value-type="float">
            <text:p>72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office:value-type="float" office:value="709" calcext:value-type="float">
            <text:p>70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723" calcext:value-type="float">
            <text:p>723</text:p>
          </table:table-cell>
          <table:table-cell office:value-type="float" office:value="709" calcext:value-type="float">
            <text:p>7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776" calcext:value-type="float">
            <text:p>77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office:value-type="float" office:value="760" calcext:value-type="float">
            <text:p>76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776" calcext:value-type="float">
            <text:p>776</text:p>
          </table:table-cell>
          <table:table-cell office:value-type="float" office:value="760" calcext:value-type="float">
            <text:p>7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798" calcext:value-type="float">
            <text:p>79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 office:value-type="float" office:value="788" calcext:value-type="float">
            <text:p>78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798" calcext:value-type="float">
            <text:p>798</text:p>
          </table:table-cell>
          <table:table-cell office:value-type="float" office:value="788" calcext:value-type="float">
            <text:p>7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852" calcext:value-type="float">
            <text:p>85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 office:value-type="float" office:value="847" calcext:value-type="float">
            <text:p>84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852" calcext:value-type="float">
            <text:p>852</text:p>
          </table:table-cell>
          <table:table-cell office:value-type="float" office:value="847" calcext:value-type="float">
            <text:p>8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900" calcext:value-type="float">
            <text:p>9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office:value-type="float" office:value="889" calcext:value-type="float">
            <text:p>88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900" calcext:value-type="float">
            <text:p>900</text:p>
          </table:table-cell>
          <table:table-cell office:value-type="float" office:value="889" calcext:value-type="float">
            <text:p>8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963" calcext:value-type="float">
            <text:p>96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 office:value-type="float" office:value="954" calcext:value-type="float">
            <text:p>95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963" calcext:value-type="float">
            <text:p>963</text:p>
          </table:table-cell>
          <table:table-cell office:value-type="float" office:value="954" calcext:value-type="float">
            <text:p>9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958" calcext:value-type="float">
            <text:p>95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office:value-type="float" office:value="955" calcext:value-type="float">
            <text:p>95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958" calcext:value-type="float">
            <text:p>958</text:p>
          </table:table-cell>
          <table:table-cell office:value-type="float" office:value="955" calcext:value-type="float">
            <text:p>9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011" calcext:value-type="float">
            <text:p>101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1011" calcext:value-type="float">
            <text:p>10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number-columns-repeated="2" office:value-type="float" office:value="1011" calcext:value-type="float">
            <text:p>1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1054" calcext:value-type="float">
            <text:p>105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1060" calcext:value-type="float">
            <text:p>106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1054" calcext:value-type="float">
            <text:p>1054</text:p>
          </table:table-cell>
          <table:table-cell office:value-type="float" office:value="1060" calcext:value-type="float">
            <text:p>10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109" calcext:value-type="float">
            <text:p>1109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office:value-type="float" office:value="1121" calcext:value-type="float">
            <text:p>112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1109" calcext:value-type="float">
            <text:p>1109</text:p>
          </table:table-cell>
          <table:table-cell office:value-type="float" office:value="1121" calcext:value-type="float">
            <text:p>11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135" calcext:value-type="float">
            <text:p>1135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72" calcext:value-type="float">
            <text:p>172</text:p>
          </table:table-cell>
          <table:table-cell office:value-type="float" office:value="1146" calcext:value-type="float">
            <text:p>114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1135" calcext:value-type="float">
            <text:p>1135</text:p>
          </table:table-cell>
          <table:table-cell office:value-type="float" office:value="1146" calcext:value-type="float">
            <text:p>11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191" calcext:value-type="float">
            <text:p>119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1214" calcext:value-type="float">
            <text:p>121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191" calcext:value-type="float">
            <text:p>1191</text:p>
          </table:table-cell>
          <table:table-cell office:value-type="float" office:value="1214" calcext:value-type="float">
            <text:p>12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1254" calcext:value-type="float">
            <text:p>1254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office:value-type="float" office:value="1263" calcext:value-type="float">
            <text:p>126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1254" calcext:value-type="float">
            <text:p>1254</text:p>
          </table:table-cell>
          <table:table-cell office:value-type="float" office:value="1263" calcext:value-type="float">
            <text:p>12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318" calcext:value-type="float">
            <text:p>1318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 office:value-type="float" office:value="1326" calcext:value-type="float">
            <text:p>132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1318" calcext:value-type="float">
            <text:p>1318</text:p>
          </table:table-cell>
          <table:table-cell office:value-type="float" office:value="1326" calcext:value-type="float">
            <text:p>13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341" calcext:value-type="float">
            <text:p>1341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1350" calcext:value-type="float">
            <text:p>135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1341" calcext:value-type="float">
            <text:p>1341</text:p>
          </table:table-cell>
          <table:table-cell office:value-type="float" office:value="1350" calcext:value-type="float">
            <text:p>13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393" calcext:value-type="float">
            <text:p>1393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office:value-type="float" office:value="1406" calcext:value-type="float">
            <text:p>140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1393" calcext:value-type="float">
            <text:p>1393</text:p>
          </table:table-cell>
          <table:table-cell office:value-type="float" office:value="1406" calcext:value-type="float">
            <text:p>14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442" calcext:value-type="float">
            <text:p>1442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78" calcext:value-type="float">
            <text:p>178</text:p>
          </table:table-cell>
          <table:table-cell office:value-type="float" office:value="1462" calcext:value-type="float">
            <text:p>146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442" calcext:value-type="float">
            <text:p>1442</text:p>
          </table:table-cell>
          <table:table-cell office:value-type="float" office:value="1462" calcext:value-type="float">
            <text:p>1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512" calcext:value-type="float">
            <text:p>15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79" calcext:value-type="float">
            <text:p>179</text:p>
          </table:table-cell>
          <table:table-cell office:value-type="float" office:value="1525" calcext:value-type="float">
            <text:p>152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1512" calcext:value-type="float">
            <text:p>1512</text:p>
          </table:table-cell>
          <table:table-cell office:value-type="float" office:value="1525" calcext:value-type="float">
            <text:p>15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544" calcext:value-type="float">
            <text:p>154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1552" calcext:value-type="float">
            <text:p>155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544" calcext:value-type="float">
            <text:p>1544</text:p>
          </table:table-cell>
          <table:table-cell office:value-type="float" office:value="1552" calcext:value-type="float">
            <text:p>15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607" calcext:value-type="float">
            <text:p>160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1624" calcext:value-type="float">
            <text:p>162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1607" calcext:value-type="float">
            <text:p>1607</text:p>
          </table:table-cell>
          <table:table-cell office:value-type="float" office:value="1624" calcext:value-type="float">
            <text:p>16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1655" calcext:value-type="float">
            <text:p>1655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82" calcext:value-type="float">
            <text:p>182</text:p>
          </table:table-cell>
          <table:table-cell office:value-type="float" office:value="1675" calcext:value-type="float">
            <text:p>167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655" calcext:value-type="float">
            <text:p>1655</text:p>
          </table:table-cell>
          <table:table-cell office:value-type="float" office:value="1675" calcext:value-type="float">
            <text:p>16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723" calcext:value-type="float">
            <text:p>1723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office:value-type="float" office:value="1749" calcext:value-type="float">
            <text:p>174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1723" calcext:value-type="float">
            <text:p>1723</text:p>
          </table:table-cell>
          <table:table-cell office:value-type="float" office:value="1749" calcext:value-type="float">
            <text:p>17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1717" calcext:value-type="float">
            <text:p>17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office:value-type="float" office:value="1749" calcext:value-type="float">
            <text:p>174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1717" calcext:value-type="float">
            <text:p>1717</text:p>
          </table:table-cell>
          <table:table-cell office:value-type="float" office:value="1749" calcext:value-type="float">
            <text:p>17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790" calcext:value-type="float">
            <text:p>179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office:value-type="float" office:value="1826" calcext:value-type="float">
            <text:p>182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1790" calcext:value-type="float">
            <text:p>1790</text:p>
          </table:table-cell>
          <table:table-cell office:value-type="float" office:value="1826" calcext:value-type="float">
            <text:p>18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1839" calcext:value-type="float">
            <text:p>1839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office:value-type="float" office:value="1882" calcext:value-type="float">
            <text:p>188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1839" calcext:value-type="float">
            <text:p>1839</text:p>
          </table:table-cell>
          <table:table-cell office:value-type="float" office:value="1882" calcext:value-type="float">
            <text:p>18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1906" calcext:value-type="float">
            <text:p>1906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office:value-type="float" office:value="1949" calcext:value-type="float">
            <text:p>194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1906" calcext:value-type="float">
            <text:p>1906</text:p>
          </table:table-cell>
          <table:table-cell office:value-type="float" office:value="1949" calcext:value-type="float">
            <text:p>19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1941" calcext:value-type="float">
            <text:p>1941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88" calcext:value-type="float">
            <text:p>188</text:p>
          </table:table-cell>
          <table:table-cell office:value-type="float" office:value="1988" calcext:value-type="float">
            <text:p>198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1941" calcext:value-type="float">
            <text:p>1941</text:p>
          </table:table-cell>
          <table:table-cell office:value-type="float" office:value="1988" calcext:value-type="float">
            <text:p>19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office:value-type="float" office:value="2060" calcext:value-type="float">
            <text:p>206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2018" calcext:value-type="float">
            <text:p>2018</text:p>
          </table:table-cell>
          <table:table-cell office:value-type="float" office:value="2060" calcext:value-type="float">
            <text:p>20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64" calcext:value-type="float">
            <text:p>2064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2122" calcext:value-type="float">
            <text:p>212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2064" calcext:value-type="float">
            <text:p>2064</text:p>
          </table:table-cell>
          <table:table-cell office:value-type="float" office:value="2122" calcext:value-type="float">
            <text:p>21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138" calcext:value-type="float">
            <text:p>2138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91" calcext:value-type="float">
            <text:p>191</text:p>
          </table:table-cell>
          <table:table-cell office:value-type="float" office:value="2187" calcext:value-type="float">
            <text:p>2187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2138" calcext:value-type="float">
            <text:p>2138</text:p>
          </table:table-cell>
          <table:table-cell office:value-type="float" office:value="2187" calcext:value-type="float">
            <text:p>21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166" calcext:value-type="float">
            <text:p>2166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2207" calcext:value-type="float">
            <text:p>2207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2166" calcext:value-type="float">
            <text:p>2166</text:p>
          </table:table-cell>
          <table:table-cell office:value-type="float" office:value="2207" calcext:value-type="float">
            <text:p>22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230" calcext:value-type="float">
            <text:p>223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office:value-type="float" office:value="2286" calcext:value-type="float">
            <text:p>2286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2230" calcext:value-type="float">
            <text:p>2230</text:p>
          </table:table-cell>
          <table:table-cell office:value-type="float" office:value="2286" calcext:value-type="float">
            <text:p>2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294" calcext:value-type="float">
            <text:p>2294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office:value-type="float" office:value="2347" calcext:value-type="float">
            <text:p>234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2294" calcext:value-type="float">
            <text:p>2294</text:p>
          </table:table-cell>
          <table:table-cell office:value-type="float" office:value="2347" calcext:value-type="float">
            <text:p>23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371" calcext:value-type="float">
            <text:p>237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office:value-type="float" office:value="2432" calcext:value-type="float">
            <text:p>243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2371" calcext:value-type="float">
            <text:p>2371</text:p>
          </table:table-cell>
          <table:table-cell office:value-type="float" office:value="2432" calcext:value-type="float">
            <text:p>24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2414" calcext:value-type="float">
            <text:p>2414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96" calcext:value-type="float">
            <text:p>196</text:p>
          </table:table-cell>
          <table:table-cell office:value-type="float" office:value="2462" calcext:value-type="float">
            <text:p>246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2414" calcext:value-type="float">
            <text:p>2414</text:p>
          </table:table-cell>
          <table:table-cell office:value-type="float" office:value="2462" calcext:value-type="float">
            <text:p>2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2491" calcext:value-type="float">
            <text:p>2491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97" calcext:value-type="float">
            <text:p>197</text:p>
          </table:table-cell>
          <table:table-cell office:value-type="float" office:value="2544" calcext:value-type="float">
            <text:p>2544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2491" calcext:value-type="float">
            <text:p>2491</text:p>
          </table:table-cell>
          <table:table-cell office:value-type="float" office:value="2544" calcext:value-type="float">
            <text:p>25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557" calcext:value-type="float">
            <text:p>255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 office:value-type="float" office:value="2617" calcext:value-type="float">
            <text:p>261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2557" calcext:value-type="float">
            <text:p>2557</text:p>
          </table:table-cell>
          <table:table-cell office:value-type="float" office:value="2617" calcext:value-type="float">
            <text:p>26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2630" calcext:value-type="float">
            <text:p>263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office:value-type="float" office:value="2697" calcext:value-type="float">
            <text:p>2697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2630" calcext:value-type="float">
            <text:p>2630</text:p>
          </table:table-cell>
          <table:table-cell office:value-type="float" office:value="2697" calcext:value-type="float">
            <text:p>26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622" calcext:value-type="float">
            <text:p>2622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2703" calcext:value-type="float">
            <text:p>270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622" calcext:value-type="float">
            <text:p>2622</text:p>
          </table:table-cell>
          <table:table-cell office:value-type="float" office:value="2703" calcext:value-type="float">
            <text:p>27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2702" calcext:value-type="float">
            <text:p>270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float" office:value="2783" calcext:value-type="float">
            <text:p>278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702" calcext:value-type="float">
            <text:p>2702</text:p>
          </table:table-cell>
          <table:table-cell office:value-type="float" office:value="2783" calcext:value-type="float">
            <text:p>27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2766" calcext:value-type="float">
            <text:p>276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float" office:value="2850" calcext:value-type="float">
            <text:p>285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766" calcext:value-type="float">
            <text:p>2766</text:p>
          </table:table-cell>
          <table:table-cell office:value-type="float" office:value="2850" calcext:value-type="float">
            <text:p>28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2850" calcext:value-type="float">
            <text:p>285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float" office:value="2936" calcext:value-type="float">
            <text:p>293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2850" calcext:value-type="float">
            <text:p>2850</text:p>
          </table:table-cell>
          <table:table-cell office:value-type="float" office:value="2936" calcext:value-type="float">
            <text:p>29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2891" calcext:value-type="float">
            <text:p>2891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float" office:value="2983" calcext:value-type="float">
            <text:p>298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2891" calcext:value-type="float">
            <text:p>2891</text:p>
          </table:table-cell>
          <table:table-cell office:value-type="float" office:value="2983" calcext:value-type="float">
            <text:p>2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972" calcext:value-type="float">
            <text:p>297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float" office:value="3069" calcext:value-type="float">
            <text:p>3069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2972" calcext:value-type="float">
            <text:p>2972</text:p>
          </table:table-cell>
          <table:table-cell office:value-type="float" office:value="3069" calcext:value-type="float">
            <text:p>30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3048" calcext:value-type="float">
            <text:p>3048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float" office:value="3135" calcext:value-type="float">
            <text:p>313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3048" calcext:value-type="float">
            <text:p>3048</text:p>
          </table:table-cell>
          <table:table-cell office:value-type="float" office:value="3135" calcext:value-type="float">
            <text:p>31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3139" calcext:value-type="float">
            <text:p>313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float" office:value="3220" calcext:value-type="float">
            <text:p>322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3139" calcext:value-type="float">
            <text:p>3139</text:p>
          </table:table-cell>
          <table:table-cell office:value-type="float" office:value="3220" calcext:value-type="float">
            <text:p>32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3157" calcext:value-type="float">
            <text:p>315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float" office:value="3248" calcext:value-type="float">
            <text:p>324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157" calcext:value-type="float">
            <text:p>3157</text:p>
          </table:table-cell>
          <table:table-cell office:value-type="float" office:value="3248" calcext:value-type="float">
            <text:p>32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3238" calcext:value-type="float">
            <text:p>3238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float" office:value="3356" calcext:value-type="float">
            <text:p>335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238" calcext:value-type="float">
            <text:p>3238</text:p>
          </table:table-cell>
          <table:table-cell office:value-type="float" office:value="3356" calcext:value-type="float">
            <text:p>33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3318" calcext:value-type="float">
            <text:p>3318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3426" calcext:value-type="float">
            <text:p>342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3318" calcext:value-type="float">
            <text:p>3318</text:p>
          </table:table-cell>
          <table:table-cell office:value-type="float" office:value="3426" calcext:value-type="float">
            <text:p>34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3404" calcext:value-type="float">
            <text:p>3404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float" office:value="3512" calcext:value-type="float">
            <text:p>3512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3404" calcext:value-type="float">
            <text:p>3404</text:p>
          </table:table-cell>
          <table:table-cell office:value-type="float" office:value="3512" calcext:value-type="float">
            <text:p>35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3454" calcext:value-type="float">
            <text:p>3454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float" office:value="3570" calcext:value-type="float">
            <text:p>357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454" calcext:value-type="float">
            <text:p>3454</text:p>
          </table:table-cell>
          <table:table-cell office:value-type="float" office:value="3570" calcext:value-type="float">
            <text:p>35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3545" calcext:value-type="float">
            <text:p>354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float" office:value="3664" calcext:value-type="float">
            <text:p>3664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3545" calcext:value-type="float">
            <text:p>3545</text:p>
          </table:table-cell>
          <table:table-cell office:value-type="float" office:value="3664" calcext:value-type="float">
            <text:p>3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3632" calcext:value-type="float">
            <text:p>363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float" office:value="3736" calcext:value-type="float">
            <text:p>3736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3632" calcext:value-type="float">
            <text:p>3632</text:p>
          </table:table-cell>
          <table:table-cell office:value-type="float" office:value="3736" calcext:value-type="float">
            <text:p>37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3725" calcext:value-type="float">
            <text:p>3725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float" office:value="3836" calcext:value-type="float">
            <text:p>383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3725" calcext:value-type="float">
            <text:p>3725</text:p>
          </table:table-cell>
          <table:table-cell office:value-type="float" office:value="3836" calcext:value-type="float">
            <text:p>38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3726" calcext:value-type="float">
            <text:p>3726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float" office:value="3841" calcext:value-type="float">
            <text:p>3841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726" calcext:value-type="float">
            <text:p>3726</text:p>
          </table:table-cell>
          <table:table-cell office:value-type="float" office:value="3841" calcext:value-type="float">
            <text:p>38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3824" calcext:value-type="float">
            <text:p>3824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float" office:value="3943" calcext:value-type="float">
            <text:p>3943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3824" calcext:value-type="float">
            <text:p>3824</text:p>
          </table:table-cell>
          <table:table-cell office:value-type="float" office:value="3943" calcext:value-type="float">
            <text:p>39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3900" calcext:value-type="float">
            <text:p>390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float" office:value="4023" calcext:value-type="float">
            <text:p>4023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900" calcext:value-type="float">
            <text:p>3900</text:p>
          </table:table-cell>
          <table:table-cell office:value-type="float" office:value="4023" calcext:value-type="float">
            <text:p>40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4005" calcext:value-type="float">
            <text:p>4005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float" office:value="4120" calcext:value-type="float">
            <text:p>41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4005" calcext:value-type="float">
            <text:p>4005</text:p>
          </table:table-cell>
          <table:table-cell office:value-type="float" office:value="4120" calcext:value-type="float">
            <text:p>4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4049" calcext:value-type="float">
            <text:p>404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4183" calcext:value-type="float">
            <text:p>4183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4049" calcext:value-type="float">
            <text:p>4049</text:p>
          </table:table-cell>
          <table:table-cell office:value-type="float" office:value="4183" calcext:value-type="float">
            <text:p>41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4160" calcext:value-type="float">
            <text:p>416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float" office:value="4299" calcext:value-type="float">
            <text:p>429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160" calcext:value-type="float">
            <text:p>4160</text:p>
          </table:table-cell>
          <table:table-cell office:value-type="float" office:value="4299" calcext:value-type="float">
            <text:p>42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4236" calcext:value-type="float">
            <text:p>4236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float" office:value="4365" calcext:value-type="float">
            <text:p>4365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float" office:value="4236" calcext:value-type="float">
            <text:p>4236</text:p>
          </table:table-cell>
          <table:table-cell office:value-type="float" office:value="4365" calcext:value-type="float">
            <text:p>43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4344" calcext:value-type="float">
            <text:p>4344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float" office:value="4491" calcext:value-type="float">
            <text:p>449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344" calcext:value-type="float">
            <text:p>4344</text:p>
          </table:table-cell>
          <table:table-cell office:value-type="float" office:value="4491" calcext:value-type="float">
            <text:p>44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4369" calcext:value-type="float">
            <text:p>4369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float" office:value="4509" calcext:value-type="float">
            <text:p>4509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4369" calcext:value-type="float">
            <text:p>4369</text:p>
          </table:table-cell>
          <table:table-cell office:value-type="float" office:value="4509" calcext:value-type="float">
            <text:p>45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4479" calcext:value-type="float">
            <text:p>4479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float" office:value="4627" calcext:value-type="float">
            <text:p>4627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4479" calcext:value-type="float">
            <text:p>4479</text:p>
          </table:table-cell>
          <table:table-cell office:value-type="float" office:value="4627" calcext:value-type="float">
            <text:p>46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4551" calcext:value-type="float">
            <text:p>455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float" office:value="4719" calcext:value-type="float">
            <text:p>4719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office:value-type="float" office:value="4551" calcext:value-type="float">
            <text:p>4551</text:p>
          </table:table-cell>
          <table:table-cell office:value-type="float" office:value="4719" calcext:value-type="float">
            <text:p>47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4663" calcext:value-type="float">
            <text:p>4663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float" office:value="4830" calcext:value-type="float">
            <text:p>483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office:value-type="float" office:value="4663" calcext:value-type="float">
            <text:p>4663</text:p>
          </table:table-cell>
          <table:table-cell office:value-type="float" office:value="4830" calcext:value-type="float">
            <text:p>48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4727" calcext:value-type="float">
            <text:p>472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float" office:value="4898" calcext:value-type="float">
            <text:p>489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727" calcext:value-type="float">
            <text:p>4727</text:p>
          </table:table-cell>
          <table:table-cell office:value-type="float" office:value="4898" calcext:value-type="float">
            <text:p>48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4855" calcext:value-type="float">
            <text:p>4855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float" office:value="5011" calcext:value-type="float">
            <text:p>5011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4855" calcext:value-type="float">
            <text:p>4855</text:p>
          </table:table-cell>
          <table:table-cell office:value-type="float" office:value="5011" calcext:value-type="float">
            <text:p>5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4949" calcext:value-type="float">
            <text:p>4949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float" office:value="5101" calcext:value-type="float">
            <text:p>5101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4949" calcext:value-type="float">
            <text:p>4949</text:p>
          </table:table-cell>
          <table:table-cell office:value-type="float" office:value="5101" calcext:value-type="float">
            <text:p>5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5062" calcext:value-type="float">
            <text:p>506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float" office:value="5226" calcext:value-type="float">
            <text:p>5226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062" calcext:value-type="float">
            <text:p>5062</text:p>
          </table:table-cell>
          <table:table-cell office:value-type="float" office:value="5226" calcext:value-type="float">
            <text:p>52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5064" calcext:value-type="float">
            <text:p>5064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float" office:value="5220" calcext:value-type="float">
            <text:p>522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5064" calcext:value-type="float">
            <text:p>5064</text:p>
          </table:table-cell>
          <table:table-cell office:value-type="float" office:value="5220" calcext:value-type="float">
            <text:p>52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5182" calcext:value-type="float">
            <text:p>5182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float" office:value="5351" calcext:value-type="float">
            <text:p>5351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5182" calcext:value-type="float">
            <text:p>5182</text:p>
          </table:table-cell>
          <table:table-cell office:value-type="float" office:value="5351" calcext:value-type="float">
            <text:p>53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5287" calcext:value-type="float">
            <text:p>5287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float" office:value="5443" calcext:value-type="float">
            <text:p>54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5287" calcext:value-type="float">
            <text:p>5287</text:p>
          </table:table-cell>
          <table:table-cell office:value-type="float" office:value="5443" calcext:value-type="float">
            <text:p>54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5393" calcext:value-type="float">
            <text:p>5393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float" office:value="5586" calcext:value-type="float">
            <text:p>5586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5393" calcext:value-type="float">
            <text:p>5393</text:p>
          </table:table-cell>
          <table:table-cell office:value-type="float" office:value="5586" calcext:value-type="float">
            <text:p>55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5461" calcext:value-type="float">
            <text:p>5461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float" office:value="5648" calcext:value-type="float">
            <text:p>5648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5461" calcext:value-type="float">
            <text:p>5461</text:p>
          </table:table-cell>
          <table:table-cell office:value-type="float" office:value="5648" calcext:value-type="float">
            <text:p>56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5595" calcext:value-type="float">
            <text:p>5595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float" office:value="5771" calcext:value-type="float">
            <text:p>577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office:value-type="float" office:value="5595" calcext:value-type="float">
            <text:p>5595</text:p>
          </table:table-cell>
          <table:table-cell office:value-type="float" office:value="5771" calcext:value-type="float">
            <text:p>57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5709" calcext:value-type="float">
            <text:p>5709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float" office:value="5886" calcext:value-type="float">
            <text:p>5886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5709" calcext:value-type="float">
            <text:p>5709</text:p>
          </table:table-cell>
          <table:table-cell office:value-type="float" office:value="5886" calcext:value-type="float">
            <text:p>58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5839" calcext:value-type="float">
            <text:p>5839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float" office:value="6036" calcext:value-type="float">
            <text:p>6036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5839" calcext:value-type="float">
            <text:p>5839</text:p>
          </table:table-cell>
          <table:table-cell office:value-type="float" office:value="6036" calcext:value-type="float">
            <text:p>60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5857" calcext:value-type="float">
            <text:p>5857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6073" calcext:value-type="float">
            <text:p>6073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857" calcext:value-type="float">
            <text:p>5857</text:p>
          </table:table-cell>
          <table:table-cell office:value-type="float" office:value="6073" calcext:value-type="float">
            <text:p>60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5998" calcext:value-type="float">
            <text:p>5998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float" office:value="6211" calcext:value-type="float">
            <text:p>6211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office:value-type="float" office:value="5998" calcext:value-type="float">
            <text:p>5998</text:p>
          </table:table-cell>
          <table:table-cell office:value-type="float" office:value="6211" calcext:value-type="float">
            <text:p>62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6111" calcext:value-type="float">
            <text:p>6111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float" office:value="6328" calcext:value-type="float">
            <text:p>6328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6111" calcext:value-type="float">
            <text:p>6111</text:p>
          </table:table-cell>
          <table:table-cell office:value-type="float" office:value="6328" calcext:value-type="float">
            <text:p>6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6253" calcext:value-type="float">
            <text:p>6253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float" office:value="6479" calcext:value-type="float">
            <text:p>647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6253" calcext:value-type="float">
            <text:p>6253</text:p>
          </table:table-cell>
          <table:table-cell office:value-type="float" office:value="6479" calcext:value-type="float">
            <text:p>6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6326" calcext:value-type="float">
            <text:p>6326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float" office:value="6552" calcext:value-type="float">
            <text:p>6552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6326" calcext:value-type="float">
            <text:p>6326</text:p>
          </table:table-cell>
          <table:table-cell office:value-type="float" office:value="6552" calcext:value-type="float">
            <text:p>65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6469" calcext:value-type="float">
            <text:p>6469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float" office:value="6702" calcext:value-type="float">
            <text:p>6702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6469" calcext:value-type="float">
            <text:p>6469</text:p>
          </table:table-cell>
          <table:table-cell office:value-type="float" office:value="6702" calcext:value-type="float">
            <text:p>6702</text:p>
          </table:table-cell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-109" calcext:value-type="float">
            <text:p>-109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-101" calcext:value-type="float">
            <text:p>-10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-44" calcext:value-type="float">
            <text:p>-4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-105" calcext:value-type="float">
            <text:p>-105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-47" calcext:value-type="float">
            <text:p>-4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-29" calcext:value-type="float">
            <text:p>-2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-142" calcext:value-type="float">
            <text:p>-142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-159" calcext:value-type="float">
            <text:p>-159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-71" calcext:value-type="float">
            <text:p>-7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-121" calcext:value-type="float">
            <text:p>-12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-77" calcext:value-type="float">
            <text:p>-7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148" calcext:value-type="float">
            <text:p>148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30T17:42:06.320000000</meta:creation-date>
    <dc:date>2021-12-30T18:11:26.807000000</dc:date>
    <meta:editing-duration>PT8M54S</meta:editing-duration>
    <meta:editing-cycles>1</meta:editing-cycles>
    <meta:document-statistic meta:table-count="1" meta:cell-count="2203" meta:object-count="2"/>
    <meta:generator>LibreOffice/6.2.8.2$Windows_X86_64 LibreOffice_project/f82ddfca21ebc1e222a662a32b25c0c9d20169ee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417cm" svg:height="9cm" xlink:href=".." xlink:type="simple" chart:class="chart:scatter" chart:style-name="ch1">
        <chart:legend chart:legend-position="end" svg:x="21.538cm" svg:y="3.952cm" style:legend-expansion="high" chart:style-name="ch2"/>
        <chart:plot-area chart:style-name="ch3" table:cell-range-address="Sheet1.M4:Sheet1.O234" svg:x="0.488cm" svg:y="0.18cm" svg:width="20.562cm" svg:height="8.64cm">
          <chartooo:coordinate-region svg:x="1.586cm" svg:y="0.379cm" svg:width="19.18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4:Sheet1.N234" chart:class="chart:scatter">
            <chart:domain table:cell-range-address="Sheet1.M4:Sheet1.M234"/>
            <chart:data-point chart:repeated="231"/>
          </chart:series>
          <chart:series chart:style-name="ch7" chart:values-cell-range-address="Sheet1.O4:Sheet1.O234" chart:class="chart:scatter">
            <chart:data-point chart:repeated="2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M4:Sheet1.M234</svg:desc>
                </draw:g>
              </table:table-cell>
              <table:table-cell office:value-type="float" office:value="-2652">
                <text:p>-2652</text:p>
                <draw:g>
                  <svg:desc>Sheet1.N4:Sheet1.N234</svg:desc>
                </draw:g>
              </table:table-cell>
              <table:table-cell office:value-type="float" office:value="-2789">
                <text:p>-2789</text:p>
                <draw:g>
                  <svg:desc>Sheet1.O4:Sheet1.O2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-2625">
                <text:p>-2625</text:p>
              </table:table-cell>
              <table:table-cell office:value-type="float" office:value="-2787">
                <text:p>-2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-2596">
                <text:p>-2596</text:p>
              </table:table-cell>
              <table:table-cell office:value-type="float" office:value="-2754">
                <text:p>-2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-2572">
                <text:p>-2572</text:p>
              </table:table-cell>
              <table:table-cell office:value-type="float" office:value="-2727">
                <text:p>-2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-2537">
                <text:p>-2537</text:p>
              </table:table-cell>
              <table:table-cell office:value-type="float" office:value="-2695">
                <text:p>-26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-2524">
                <text:p>-2524</text:p>
              </table:table-cell>
              <table:table-cell office:value-type="float" office:value="-2677">
                <text:p>-26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-2491">
                <text:p>-2491</text:p>
              </table:table-cell>
              <table:table-cell office:value-type="float" office:value="-2643">
                <text:p>-26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-2466">
                <text:p>-2466</text:p>
              </table:table-cell>
              <table:table-cell office:value-type="float" office:value="-2621">
                <text:p>-26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-2436">
                <text:p>-2436</text:p>
              </table:table-cell>
              <table:table-cell office:value-type="float" office:value="-2585">
                <text:p>-25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-2435">
                <text:p>-2435</text:p>
              </table:table-cell>
              <table:table-cell office:value-type="float" office:value="-2586">
                <text:p>-25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-2404">
                <text:p>-2404</text:p>
              </table:table-cell>
              <table:table-cell office:value-type="float" office:value="-2556">
                <text:p>-2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-2376">
                <text:p>-2376</text:p>
              </table:table-cell>
              <table:table-cell office:value-type="float" office:value="-2525">
                <text:p>-2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-2342">
                <text:p>-2342</text:p>
              </table:table-cell>
              <table:table-cell office:value-type="float" office:value="-2488">
                <text:p>-24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-2320">
                <text:p>-2320</text:p>
              </table:table-cell>
              <table:table-cell office:value-type="float" office:value="-2467">
                <text:p>-24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2289">
                <text:p>-2289</text:p>
              </table:table-cell>
              <table:table-cell office:value-type="float" office:value="-2435">
                <text:p>-24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-2262">
                <text:p>-2262</text:p>
              </table:table-cell>
              <table:table-cell office:value-type="float" office:value="-2407">
                <text:p>-24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-2227">
                <text:p>-2227</text:p>
              </table:table-cell>
              <table:table-cell office:value-type="float" office:value="-2373">
                <text:p>-2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-2206">
                <text:p>-2206</text:p>
              </table:table-cell>
              <table:table-cell office:value-type="float" office:value="-2350">
                <text:p>-23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-2174">
                <text:p>-2174</text:p>
              </table:table-cell>
              <table:table-cell office:value-type="float" office:value="-2309">
                <text:p>-23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-2143">
                <text:p>-2143</text:p>
              </table:table-cell>
              <table:table-cell office:value-type="float" office:value="-2280">
                <text:p>-22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-2108">
                <text:p>-2108</text:p>
              </table:table-cell>
              <table:table-cell office:value-type="float" office:value="-2240">
                <text:p>-22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-2084">
                <text:p>-2084</text:p>
              </table:table-cell>
              <table:table-cell office:value-type="float" office:value="-2218">
                <text:p>-22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-2047">
                <text:p>-2047</text:p>
              </table:table-cell>
              <table:table-cell office:value-type="float" office:value="-2175">
                <text:p>-21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-2017">
                <text:p>-2017</text:p>
              </table:table-cell>
              <table:table-cell office:value-type="float" office:value="-2145">
                <text:p>-21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-1980">
                <text:p>-1980</text:p>
              </table:table-cell>
              <table:table-cell office:value-type="float" office:value="-2105">
                <text:p>-21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-1982">
                <text:p>-1982</text:p>
              </table:table-cell>
              <table:table-cell office:value-type="float" office:value="-2110">
                <text:p>-21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-1942">
                <text:p>-1942</text:p>
              </table:table-cell>
              <table:table-cell office:value-type="float" office:value="-2071">
                <text:p>-20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-1912">
                <text:p>-1912</text:p>
              </table:table-cell>
              <table:table-cell office:value-type="float" office:value="-2038">
                <text:p>-20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-1871">
                <text:p>-1871</text:p>
              </table:table-cell>
              <table:table-cell office:value-type="float" office:value="-1996">
                <text:p>-19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-1851">
                <text:p>-1851</text:p>
              </table:table-cell>
              <table:table-cell office:value-type="float" office:value="-1975">
                <text:p>-19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-1809">
                <text:p>-1809</text:p>
              </table:table-cell>
              <table:table-cell office:value-type="float" office:value="-1941">
                <text:p>-19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-1782">
                <text:p>-1782</text:p>
              </table:table-cell>
              <table:table-cell office:value-type="float" office:value="-1897">
                <text:p>-18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-1736">
                <text:p>-1736</text:p>
              </table:table-cell>
              <table:table-cell office:value-type="float" office:value="-1862">
                <text:p>-18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-1718">
                <text:p>-1718</text:p>
              </table:table-cell>
              <table:table-cell office:value-type="float" office:value="-1836">
                <text:p>-18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-1678">
                <text:p>-1678</text:p>
              </table:table-cell>
              <table:table-cell office:value-type="float" office:value="-1794">
                <text:p>-17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-1639">
                <text:p>-1639</text:p>
              </table:table-cell>
              <table:table-cell office:value-type="float" office:value="-1752">
                <text:p>-1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-1596">
                <text:p>-1596</text:p>
              </table:table-cell>
              <table:table-cell office:value-type="float" office:value="-1709">
                <text:p>-17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-1577">
                <text:p>-1577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-1531">
                <text:p>-1531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-1493">
                <text:p>-1493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-1448">
                <text:p>-1448</text:p>
              </table:table-cell>
              <table:table-cell office:value-type="float" office:value="-1553">
                <text:p>-15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-1456">
                <text:p>-1456</text:p>
              </table:table-cell>
              <table:table-cell office:value-type="float" office:value="-1560">
                <text:p>-15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-1415">
                <text:p>-1415</text:p>
              </table:table-cell>
              <table:table-cell office:value-type="float" office:value="-1505">
                <text:p>-15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-1376">
                <text:p>-1376</text:p>
              </table:table-cell>
              <table:table-cell office:value-type="float" office:value="-1470">
                <text:p>-14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-1328">
                <text:p>-1328</text:p>
              </table:table-cell>
              <table:table-cell office:value-type="float" office:value="-1421">
                <text:p>-14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-1304">
                <text:p>-1304</text:p>
              </table:table-cell>
              <table:table-cell office:value-type="float" office:value="-1395">
                <text:p>-13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-1249">
                <text:p>-1249</text:p>
              </table:table-cell>
              <table:table-cell office:value-type="float" office:value="-1340">
                <text:p>-13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-1210">
                <text:p>-1210</text:p>
              </table:table-cell>
              <table:table-cell office:value-type="float" office:value="-1302">
                <text:p>-13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-1161">
                <text:p>-1161</text:p>
              </table:table-cell>
              <table:table-cell office:value-type="float" office:value="-1251">
                <text:p>-12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-1135">
                <text:p>-1135</text:p>
              </table:table-cell>
              <table:table-cell office:value-type="float" office:value="-1228">
                <text:p>-12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-1082">
                <text:p>-1082</text:p>
              </table:table-cell>
              <table:table-cell office:value-type="float" office:value="-1174">
                <text:p>-11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-1047">
                <text:p>-1047</text:p>
              </table:table-cell>
              <table:table-cell office:value-type="float" office:value="-1132">
                <text:p>-11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-998">
                <text:p>-998</text:p>
              </table:table-cell>
              <table:table-cell office:value-type="float" office:value="-1083">
                <text:p>-10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-968">
                <text:p>-968</text:p>
              </table:table-cell>
              <table:table-cell office:value-type="float" office:value="-1052">
                <text:p>-10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-919">
                <text:p>-919</text:p>
              </table:table-cell>
              <table:table-cell office:value-type="float" office:value="-992">
                <text:p>-9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-873">
                <text:p>-873</text:p>
              </table:table-cell>
              <table:table-cell office:value-type="float" office:value="-950">
                <text:p>-9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-817">
                <text:p>-817</text:p>
              </table:table-cell>
              <table:table-cell office:value-type="float" office:value="-894">
                <text:p>-8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-817">
                <text:p>-817</text:p>
              </table:table-cell>
              <table:table-cell office:value-type="float" office:value="-899">
                <text:p>-8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-766">
                <text:p>-766</text:p>
              </table:table-cell>
              <table:table-cell office:value-type="float" office:value="-840">
                <text:p>-8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-719">
                <text:p>-719</text:p>
              </table:table-cell>
              <table:table-cell office:value-type="float" office:value="-792">
                <text:p>-7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-667">
                <text:p>-667</text:p>
              </table:table-cell>
              <table:table-cell office:value-type="float" office:value="-732">
                <text:p>-7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-637">
                <text:p>-637</text:p>
              </table:table-cell>
              <table:table-cell office:value-type="float" office:value="-713">
                <text:p>-7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-576">
                <text:p>-576</text:p>
              </table:table-cell>
              <table:table-cell office:value-type="float" office:value="-645">
                <text:p>-6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-527">
                <text:p>-527</text:p>
              </table:table-cell>
              <table:table-cell office:value-type="float" office:value="-597">
                <text:p>-5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-472">
                <text:p>-472</text:p>
              </table:table-cell>
              <table:table-cell office:value-type="float" office:value="-539">
                <text:p>-5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-447">
                <text:p>-447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-388">
                <text:p>-388</text:p>
              </table:table-cell>
              <table:table-cell office:value-type="float" office:value="-449">
                <text:p>-4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-332">
                <text:p>-332</text:p>
              </table:table-cell>
              <table:table-cell office:value-type="float" office:value="-397">
                <text:p>-3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-266">
                <text:p>-266</text:p>
              </table:table-cell>
              <table:table-cell office:value-type="float" office:value="-328">
                <text:p>-3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-228">
                <text:p>-228</text:p>
              </table:table-cell>
              <table:table-cell office:value-type="float" office:value="-293">
                <text:p>-2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-167">
                <text:p>-167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">
                <text:p>86</text:p>
              </table:table-cell>
              <table:table-cell office:value-type="float" office:value="-121">
                <text:p>-121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-45">
                <text:p>-45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">
                <text:p>88</text:p>
              </table:table-cell>
              <table:table-cell office:value-type="float" office:value="-54">
                <text:p>-54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12">
                <text:p>1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136">
                <text:p>13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">
                <text:p>92</text:p>
              </table:table-cell>
              <table:table-cell office:value-type="float" office:value="173">
                <text:p>17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">
                <text:p>93</text:p>
              </table:table-cell>
              <table:table-cell office:value-type="float" office:value="239">
                <text:p>23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302">
                <text:p>30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376">
                <text:p>37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409">
                <text:p>409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">
                <text:p>97</text:p>
              </table:table-cell>
              <table:table-cell office:value-type="float" office:value="482">
                <text:p>48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547">
                <text:p>54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620">
                <text:p>62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661">
                <text:p>661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">
                <text:p>101</text:p>
              </table:table-cell>
              <table:table-cell office:value-type="float" office:value="741">
                <text:p>74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">
                <text:p>102</text:p>
              </table:table-cell>
              <table:table-cell office:value-type="float" office:value="812">
                <text:p>812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897">
                <text:p>897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890">
                <text:p>890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">
                <text:p>105</text:p>
              </table:table-cell>
              <table:table-cell office:value-type="float" office:value="977">
                <text:p>977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1041">
                <text:p>1041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1121">
                <text:p>1121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1170">
                <text:p>117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">
                <text:p>109</text:p>
              </table:table-cell>
              <table:table-cell office:value-type="float" office:value="1274">
                <text:p>1274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">
                <text:p>110</text:p>
              </table:table-cell>
              <table:table-cell office:value-type="float" office:value="1344">
                <text:p>1344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">
                <text:p>111</text:p>
              </table:table-cell>
              <table:table-cell office:value-type="float" office:value="1441">
                <text:p>1441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1465">
                <text:p>1465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">
                <text:p>113</text:p>
              </table:table-cell>
              <table:table-cell office:value-type="float" office:value="1560">
                <text:p>1560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1641">
                <text:p>1641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1737">
                <text:p>1737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">
                <text:p>116</text:p>
              </table:table-cell>
              <table:table-cell office:value-type="float" office:value="1792">
                <text:p>1792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">
                <text:p>117</text:p>
              </table:table-cell>
              <table:table-cell office:value-type="float" office:value="1898">
                <text:p>1898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">
                <text:p>118</text:p>
              </table:table-cell>
              <table:table-cell office:value-type="float" office:value="1976">
                <text:p>1976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">
                <text:p>119</text:p>
              </table:table-cell>
              <table:table-cell office:value-type="float" office:value="2087">
                <text:p>2087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2084">
                <text:p>2084</text:p>
              </table:table-cell>
              <table:table-cell office:value-type="float" office:value="2132">
                <text:p>21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1">
                <text:p>121</text:p>
              </table:table-cell>
              <table:table-cell office:value-type="float" office:value="2196">
                <text:p>2196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2282">
                <text:p>2282</text:p>
              </table:table-cell>
              <table:table-cell office:value-type="float" office:value="2336">
                <text:p>23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2399">
                <text:p>2399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2452">
                <text:p>2452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2566">
                <text:p>2566</text:p>
              </table:table-cell>
              <table:table-cell office:value-type="float" office:value="2644">
                <text:p>26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2659">
                <text:p>2659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2786">
                <text:p>2786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">
                <text:p>128</text:p>
              </table:table-cell>
              <table:table-cell office:value-type="float" office:value="-500">
                <text:p>-500</text:p>
              </table:table-cell>
              <table:table-cell office:value-type="float" office:value="-559">
                <text:p>-5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-462">
                <text:p>-462</text:p>
              </table:table-cell>
              <table:table-cell office:value-type="float" office:value="-520">
                <text:p>-5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">
                <text:p>130</text:p>
              </table:table-cell>
              <table:table-cell office:value-type="float" office:value="-426">
                <text:p>-426</text:p>
              </table:table-cell>
              <table:table-cell office:value-type="float" office:value="-485">
                <text:p>-4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">
                <text:p>131</text:p>
              </table:table-cell>
              <table:table-cell office:value-type="float" office:value="-386">
                <text:p>-386</text:p>
              </table:table-cell>
              <table:table-cell office:value-type="float" office:value="-445">
                <text:p>-4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  <table:table-cell office:value-type="float" office:value="-365">
                <text:p>-365</text:p>
              </table:table-cell>
              <table:table-cell office:value-type="float" office:value="-420">
                <text:p>-4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">
                <text:p>133</text:p>
              </table:table-cell>
              <table:table-cell office:value-type="float" office:value="-322">
                <text:p>-322</text:p>
              </table:table-cell>
              <table:table-cell office:value-type="float" office:value="-377">
                <text:p>-3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-288">
                <text:p>-288</text:p>
              </table:table-cell>
              <table:table-cell office:value-type="float" office:value="-347">
                <text:p>-3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">
                <text:p>135</text:p>
              </table:table-cell>
              <table:table-cell office:value-type="float" office:value="-254">
                <text:p>-254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6">
                <text:p>136</text:p>
              </table:table-cell>
              <table:table-cell office:value-type="float" office:value="-255">
                <text:p>-255</text:p>
              </table:table-cell>
              <table:table-cell office:value-type="float" office:value="-302">
                <text:p>-3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-216">
                <text:p>-216</text:p>
              </table:table-cell>
              <table:table-cell office:value-type="float" office:value="-262">
                <text:p>-2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8">
                <text:p>138</text:p>
              </table:table-cell>
              <table:table-cell office:value-type="float" office:value="-175">
                <text:p>-175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-136">
                <text:p>-136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">
                <text:p>140</text:p>
              </table:table-cell>
              <table:table-cell office:value-type="float" office:value="-110">
                <text:p>-110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-67">
                <text:p>-67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">
                <text:p>142</text:p>
              </table:table-cell>
              <table:table-cell office:value-type="float" office:value="-31">
                <text:p>-31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">
                <text:p>143</text:p>
              </table:table-cell>
              <table:table-cell office:value-type="float" office:value="11">
                <text:p>11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  <table:table-cell office:value-type="float" office:value="14">
                <text:p>14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">
                <text:p>145</text:p>
              </table:table-cell>
              <table:table-cell office:value-type="float" office:value="68">
                <text:p>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">
                <text:p>146</text:p>
              </table:table-cell>
              <table:table-cell office:value-type="float" office:value="103">
                <text:p>10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170">
                <text:p>17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9">
                <text:p>149</text:p>
              </table:table-cell>
              <table:table-cell office:value-type="float" office:value="220">
                <text:p>2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256">
                <text:p>25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">
                <text:p>151</text:p>
              </table:table-cell>
              <table:table-cell office:value-type="float" office:value="303">
                <text:p>30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293">
                <text:p>29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3">
                <text:p>153</text:p>
              </table:table-cell>
              <table:table-cell office:value-type="float" office:value="343">
                <text:p>34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">
                <text:p>154</text:p>
              </table:table-cell>
              <table:table-cell office:value-type="float" office:value="388">
                <text:p>38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">
                <text:p>155</text:p>
              </table:table-cell>
              <table:table-cell office:value-type="float" office:value="440">
                <text:p>44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463">
                <text:p>463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">
                <text:p>157</text:p>
              </table:table-cell>
              <table:table-cell office:value-type="float" office:value="515">
                <text:p>515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8">
                <text:p>158</text:p>
              </table:table-cell>
              <table:table-cell office:value-type="float" office:value="555">
                <text:p>555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9">
                <text:p>159</text:p>
              </table:table-cell>
              <table:table-cell office:value-type="float" office:value="605">
                <text:p>60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">
                <text:p>160</text:p>
              </table:table-cell>
              <table:table-cell office:value-type="float" office:value="630">
                <text:p>63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1">
                <text:p>161</text:p>
              </table:table-cell>
              <table:table-cell office:value-type="float" office:value="682">
                <text:p>682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2">
                <text:p>162</text:p>
              </table:table-cell>
              <table:table-cell office:value-type="float" office:value="723">
                <text:p>723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3">
                <text:p>163</text:p>
              </table:table-cell>
              <table:table-cell office:value-type="float" office:value="776">
                <text:p>776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">
                <text:p>164</text:p>
              </table:table-cell>
              <table:table-cell office:value-type="float" office:value="798">
                <text:p>798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">
                <text:p>165</text:p>
              </table:table-cell>
              <table:table-cell office:value-type="float" office:value="852">
                <text:p>852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900">
                <text:p>900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963">
                <text:p>963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958">
                <text:p>958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1011">
                <text:p>1011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1054">
                <text:p>1054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1">
                <text:p>171</text:p>
              </table:table-cell>
              <table:table-cell office:value-type="float" office:value="1109">
                <text:p>1109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2">
                <text:p>172</text:p>
              </table:table-cell>
              <table:table-cell office:value-type="float" office:value="1135">
                <text:p>1135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3">
                <text:p>173</text:p>
              </table:table-cell>
              <table:table-cell office:value-type="float" office:value="1191">
                <text:p>1191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4">
                <text:p>174</text:p>
              </table:table-cell>
              <table:table-cell office:value-type="float" office:value="1254">
                <text:p>1254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1318">
                <text:p>1318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6">
                <text:p>176</text:p>
              </table:table-cell>
              <table:table-cell office:value-type="float" office:value="1341">
                <text:p>1341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7">
                <text:p>177</text:p>
              </table:table-cell>
              <table:table-cell office:value-type="float" office:value="1393">
                <text:p>1393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8">
                <text:p>178</text:p>
              </table:table-cell>
              <table:table-cell office:value-type="float" office:value="1442">
                <text:p>1442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1512">
                <text:p>1512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0">
                <text:p>180</text:p>
              </table:table-cell>
              <table:table-cell office:value-type="float" office:value="1544">
                <text:p>1544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">
                <text:p>181</text:p>
              </table:table-cell>
              <table:table-cell office:value-type="float" office:value="1607">
                <text:p>1607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1655">
                <text:p>1655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3">
                <text:p>183</text:p>
              </table:table-cell>
              <table:table-cell office:value-type="float" office:value="1723">
                <text:p>1723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4">
                <text:p>184</text:p>
              </table:table-cell>
              <table:table-cell office:value-type="float" office:value="1717">
                <text:p>1717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5">
                <text:p>185</text:p>
              </table:table-cell>
              <table:table-cell office:value-type="float" office:value="1790">
                <text:p>1790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1839">
                <text:p>1839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7">
                <text:p>187</text:p>
              </table:table-cell>
              <table:table-cell office:value-type="float" office:value="1906">
                <text:p>1906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8">
                <text:p>188</text:p>
              </table:table-cell>
              <table:table-cell office:value-type="float" office:value="1941">
                <text:p>1941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2018">
                <text:p>2018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">
                <text:p>190</text:p>
              </table:table-cell>
              <table:table-cell office:value-type="float" office:value="2064">
                <text:p>2064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1">
                <text:p>191</text:p>
              </table:table-cell>
              <table:table-cell office:value-type="float" office:value="2138">
                <text:p>2138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2">
                <text:p>192</text:p>
              </table:table-cell>
              <table:table-cell office:value-type="float" office:value="2166">
                <text:p>2166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3">
                <text:p>193</text:p>
              </table:table-cell>
              <table:table-cell office:value-type="float" office:value="2230">
                <text:p>2230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2294">
                <text:p>2294</text:p>
              </table:table-cell>
              <table:table-cell office:value-type="float" office:value="2347">
                <text:p>23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5">
                <text:p>195</text:p>
              </table:table-cell>
              <table:table-cell office:value-type="float" office:value="2371">
                <text:p>2371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">
                <text:p>196</text:p>
              </table:table-cell>
              <table:table-cell office:value-type="float" office:value="2414">
                <text:p>2414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">
                <text:p>197</text:p>
              </table:table-cell>
              <table:table-cell office:value-type="float" office:value="2491">
                <text:p>2491</text:p>
              </table:table-cell>
              <table:table-cell office:value-type="float" office:value="2544">
                <text:p>25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">
                <text:p>198</text:p>
              </table:table-cell>
              <table:table-cell office:value-type="float" office:value="2557">
                <text:p>2557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">
                <text:p>199</text:p>
              </table:table-cell>
              <table:table-cell office:value-type="float" office:value="2630">
                <text:p>2630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">
                <text:p>200</text:p>
              </table:table-cell>
              <table:table-cell office:value-type="float" office:value="2622">
                <text:p>2622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">
                <text:p>201</text:p>
              </table:table-cell>
              <table:table-cell office:value-type="float" office:value="2702">
                <text:p>2702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2">
                <text:p>202</text:p>
              </table:table-cell>
              <table:table-cell office:value-type="float" office:value="2766">
                <text:p>2766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3">
                <text:p>203</text:p>
              </table:table-cell>
              <table:table-cell office:value-type="float" office:value="2850">
                <text:p>2850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">
                <text:p>204</text:p>
              </table:table-cell>
              <table:table-cell office:value-type="float" office:value="2891">
                <text:p>2891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">
                <text:p>205</text:p>
              </table:table-cell>
              <table:table-cell office:value-type="float" office:value="2972">
                <text:p>2972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3048">
                <text:p>3048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7">
                <text:p>207</text:p>
              </table:table-cell>
              <table:table-cell office:value-type="float" office:value="3139">
                <text:p>3139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8">
                <text:p>208</text:p>
              </table:table-cell>
              <table:table-cell office:value-type="float" office:value="3157">
                <text:p>3157</text:p>
              </table:table-cell>
              <table:table-cell office:value-type="float" office:value="3248">
                <text:p>32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9">
                <text:p>209</text:p>
              </table:table-cell>
              <table:table-cell office:value-type="float" office:value="3238">
                <text:p>3238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3318">
                <text:p>3318</text:p>
              </table:table-cell>
              <table:table-cell office:value-type="float" office:value="3426">
                <text:p>34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1">
                <text:p>211</text:p>
              </table:table-cell>
              <table:table-cell office:value-type="float" office:value="3404">
                <text:p>3404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3454">
                <text:p>3454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3545">
                <text:p>3545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4">
                <text:p>214</text:p>
              </table:table-cell>
              <table:table-cell office:value-type="float" office:value="3632">
                <text:p>3632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5">
                <text:p>215</text:p>
              </table:table-cell>
              <table:table-cell office:value-type="float" office:value="3725">
                <text:p>3725</text:p>
              </table:table-cell>
              <table:table-cell office:value-type="float" office:value="3836">
                <text:p>38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6">
                <text:p>216</text:p>
              </table:table-cell>
              <table:table-cell office:value-type="float" office:value="3726">
                <text:p>3726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7">
                <text:p>217</text:p>
              </table:table-cell>
              <table:table-cell office:value-type="float" office:value="3824">
                <text:p>3824</text:p>
              </table:table-cell>
              <table:table-cell office:value-type="float" office:value="3943">
                <text:p>39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8">
                <text:p>218</text:p>
              </table:table-cell>
              <table:table-cell office:value-type="float" office:value="3900">
                <text:p>3900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9">
                <text:p>219</text:p>
              </table:table-cell>
              <table:table-cell office:value-type="float" office:value="4005">
                <text:p>4005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0">
                <text:p>220</text:p>
              </table:table-cell>
              <table:table-cell office:value-type="float" office:value="4049">
                <text:p>4049</text:p>
              </table:table-cell>
              <table:table-cell office:value-type="float" office:value="4183">
                <text:p>41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4160">
                <text:p>4160</text:p>
              </table:table-cell>
              <table:table-cell office:value-type="float" office:value="4299">
                <text:p>42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2">
                <text:p>222</text:p>
              </table:table-cell>
              <table:table-cell office:value-type="float" office:value="4236">
                <text:p>4236</text:p>
              </table:table-cell>
              <table:table-cell office:value-type="float" office:value="4365">
                <text:p>43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4344">
                <text:p>4344</text:p>
              </table:table-cell>
              <table:table-cell office:value-type="float" office:value="4491">
                <text:p>44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4369">
                <text:p>4369</text:p>
              </table:table-cell>
              <table:table-cell office:value-type="float" office:value="4509">
                <text:p>45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5">
                <text:p>225</text:p>
              </table:table-cell>
              <table:table-cell office:value-type="float" office:value="4479">
                <text:p>4479</text:p>
              </table:table-cell>
              <table:table-cell office:value-type="float" office:value="4627">
                <text:p>46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6">
                <text:p>226</text:p>
              </table:table-cell>
              <table:table-cell office:value-type="float" office:value="4551">
                <text:p>4551</text:p>
              </table:table-cell>
              <table:table-cell office:value-type="float" office:value="4719">
                <text:p>47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7">
                <text:p>227</text:p>
              </table:table-cell>
              <table:table-cell office:value-type="float" office:value="4663">
                <text:p>4663</text:p>
              </table:table-cell>
              <table:table-cell office:value-type="float" office:value="4830">
                <text:p>483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4727">
                <text:p>4727</text:p>
              </table:table-cell>
              <table:table-cell office:value-type="float" office:value="4898">
                <text:p>48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4855">
                <text:p>4855</text:p>
              </table:table-cell>
              <table:table-cell office:value-type="float" office:value="5011">
                <text:p>50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4949">
                <text:p>4949</text:p>
              </table:table-cell>
              <table:table-cell office:value-type="float" office:value="5101">
                <text:p>51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5062">
                <text:p>5062</text:p>
              </table:table-cell>
              <table:table-cell office:value-type="float" office:value="5226">
                <text:p>52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2">
                <text:p>232</text:p>
              </table:table-cell>
              <table:table-cell office:value-type="float" office:value="5064">
                <text:p>5064</text:p>
              </table:table-cell>
              <table:table-cell office:value-type="float" office:value="5220">
                <text:p>522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3">
                <text:p>233</text:p>
              </table:table-cell>
              <table:table-cell office:value-type="float" office:value="5182">
                <text:p>5182</text:p>
              </table:table-cell>
              <table:table-cell office:value-type="float" office:value="5351">
                <text:p>53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5287">
                <text:p>5287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5">
                <text:p>235</text:p>
              </table:table-cell>
              <table:table-cell office:value-type="float" office:value="5393">
                <text:p>5393</text:p>
              </table:table-cell>
              <table:table-cell office:value-type="float" office:value="5586">
                <text:p>55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6">
                <text:p>236</text:p>
              </table:table-cell>
              <table:table-cell office:value-type="float" office:value="5461">
                <text:p>5461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7">
                <text:p>237</text:p>
              </table:table-cell>
              <table:table-cell office:value-type="float" office:value="5595">
                <text:p>5595</text:p>
              </table:table-cell>
              <table:table-cell office:value-type="float" office:value="5771">
                <text:p>57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8">
                <text:p>238</text:p>
              </table:table-cell>
              <table:table-cell office:value-type="float" office:value="5709">
                <text:p>5709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9">
                <text:p>239</text:p>
              </table:table-cell>
              <table:table-cell office:value-type="float" office:value="5839">
                <text:p>5839</text:p>
              </table:table-cell>
              <table:table-cell office:value-type="float" office:value="6036">
                <text:p>60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0">
                <text:p>240</text:p>
              </table:table-cell>
              <table:table-cell office:value-type="float" office:value="5857">
                <text:p>5857</text:p>
              </table:table-cell>
              <table:table-cell office:value-type="float" office:value="6073">
                <text:p>607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1">
                <text:p>241</text:p>
              </table:table-cell>
              <table:table-cell office:value-type="float" office:value="5998">
                <text:p>5998</text:p>
              </table:table-cell>
              <table:table-cell office:value-type="float" office:value="6211">
                <text:p>62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2">
                <text:p>242</text:p>
              </table:table-cell>
              <table:table-cell office:value-type="float" office:value="6111">
                <text:p>6111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3">
                <text:p>243</text:p>
              </table:table-cell>
              <table:table-cell office:value-type="float" office:value="6253">
                <text:p>6253</text:p>
              </table:table-cell>
              <table:table-cell office:value-type="float" office:value="6479">
                <text:p>64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4">
                <text:p>244</text:p>
              </table:table-cell>
              <table:table-cell office:value-type="float" office:value="6326">
                <text:p>6326</text:p>
              </table:table-cell>
              <table:table-cell office:value-type="float" office:value="6552">
                <text:p>65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5">
                <text:p>245</text:p>
              </table:table-cell>
              <table:table-cell office:value-type="float" office:value="6469">
                <text:p>6469</text:p>
              </table:table-cell>
              <table:table-cell office:value-type="float" office:value="6702">
                <text:p>67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81cm" svg:height="67.362cm" xlink:href=".." xlink:type="simple" chart:class="chart:scatter" chart:column-mapping="1 2" chart:style-name="ch1">
        <chart:legend chart:legend-position="end" svg:x="20.002cm" svg:y="32.635cm" style:legend-expansion="high" chart:style-name="ch2"/>
        <chart:plot-area chart:style-name="ch3" table:cell-range-address="Sheet1.M69:Sheet1.O139 Sheet1.R132:Sheet1.R133" svg:x="0.457cm" svg:y="1.347cm" svg:width="19.088cm" svg:height="64.668cm">
          <chartooo:coordinate-region svg:x="1.556cm" svg:y="1.547cm" svg:width="17.709cm" svg:height="64.2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69:Sheet1.N139" chart:class="chart:scatter">
            <chart:domain table:cell-range-address="Sheet1.M69:Sheet1.M139"/>
            <chart:data-point chart:repeated="71"/>
          </chart:series>
          <chart:series chart:style-name="ch7" chart:values-cell-range-address="Sheet1.R132:Sheet1.R133" chart:class="chart:scatter">
            <chart:domain table:cell-range-address="Sheet1.Q132:Sheet1.Q133"/>
            <chart:data-point chart:repeated="2"/>
          </chart:series>
          <chart:series chart:style-name="ch8" chart:values-cell-range-address="Sheet1.R132:Sheet1.R133" chart:class="chart:scatter">
            <chart:domain table:cell-range-address="Sheet1.Q132:Sheet1.Q133"/>
            <chart:data-point chart:repeated="2"/>
          </chart:series>
          <chart:series chart:style-name="ch9" chart:values-cell-range-address="Sheet1.O69:Sheet1.O139" chart:class="chart:scatter">
            <chart:data-point chart:repeated="7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1.M69:Sheet1.M139</svg:desc>
                </draw:g>
              </table:table-cell>
              <table:table-cell office:value-type="float" office:value="-447">
                <text:p>-447</text:p>
                <draw:g>
                  <svg:desc>Sheet1.N69:Sheet1.N139</svg:desc>
                </draw:g>
              </table:table-cell>
              <table:table-cell office:value-type="float" office:value="143">
                <text:p>143</text:p>
                <draw:g>
                  <svg:desc>Sheet1.Q132:Sheet1.Q133</svg:desc>
                </draw:g>
              </table:table-cell>
              <table:table-cell office:value-type="float" office:value="-500">
                <text:p>-500</text:p>
                <draw:g>
                  <svg:desc>Sheet1.R132:Sheet1.R133</svg:desc>
                </draw:g>
              </table:table-cell>
              <table:table-cell office:value-type="float" office:value="143">
                <text:p>143</text:p>
                <draw:g>
                  <svg:desc>Sheet1.Q132:Sheet1.Q133</svg:desc>
                </draw:g>
              </table:table-cell>
              <table:table-cell office:value-type="float" office:value="-500">
                <text:p>-500</text:p>
                <draw:g>
                  <svg:desc>Sheet1.R132:Sheet1.R133</svg:desc>
                </draw:g>
              </table:table-cell>
              <table:table-cell office:value-type="float" office:value="-512">
                <text:p>-512</text:p>
                <draw:g>
                  <svg:desc>Sheet1.O69:Sheet1.O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">
                <text:p>81</text:p>
              </table:table-cell>
              <table:table-cell office:value-type="float" office:value="-388">
                <text:p>-388</text:p>
              </table:table-cell>
              <table:table-cell office:value-type="float" office:value="143">
                <text:p>143</text:p>
              </table:table-cell>
              <table:table-cell office:value-type="float" office:value="500">
                <text:p>500</text:p>
              </table:table-cell>
              <table:table-cell office:value-type="float" office:value="143">
                <text:p>143</text:p>
              </table:table-cell>
              <table:table-cell office:value-type="float" office:value="500">
                <text:p>500</text:p>
              </table:table-cell>
              <table:table-cell office:value-type="float" office:value="-449">
                <text:p>-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">
                <text:p>82</text:p>
              </table:table-cell>
              <table:table-cell office:value-type="float" office:value="-332">
                <text:p>-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97">
                <text:p>-3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">
                <text:p>83</text:p>
              </table:table-cell>
              <table:table-cell office:value-type="float" office:value="-266">
                <text:p>-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28">
                <text:p>-3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">
                <text:p>84</text:p>
              </table:table-cell>
              <table:table-cell office:value-type="float" office:value="-228">
                <text:p>-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93">
                <text:p>-2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">
                <text:p>85</text:p>
              </table:table-cell>
              <table:table-cell office:value-type="float" office:value="-167">
                <text:p>-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">
                <text:p>86</text:p>
              </table:table-cell>
              <table:table-cell office:value-type="float" office:value="-121">
                <text:p>-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">
                <text:p>87</text:p>
              </table:table-cell>
              <table:table-cell office:value-type="float" office:value="-45">
                <text:p>-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">
                <text:p>88</text:p>
              </table:table-cell>
              <table:table-cell office:value-type="float" office:value="-54">
                <text:p>-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">
                <text:p>89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">
                <text:p>91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3">
                <text:p>93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">
                <text:p>94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5">
                <text:p>95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">
                <text:p>96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661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">
                <text:p>101</text:p>
              </table:table-cell>
              <table:table-cell office:value-type="float" office:value="741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">
                <text:p>102</text:p>
              </table:table-cell>
              <table:table-cell office:value-type="float" office:value="812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">
                <text:p>103</text:p>
              </table:table-cell>
              <table:table-cell office:value-type="float" office:value="897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4">
                <text:p>104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5">
                <text:p>105</text:p>
              </table:table-cell>
              <table:table-cell office:value-type="float" office:value="977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1041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7">
                <text:p>107</text:p>
              </table:table-cell>
              <table:table-cell office:value-type="float" office:value="1121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1170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1274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1344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441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1465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1560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4">
                <text:p>114</text:p>
              </table:table-cell>
              <table:table-cell office:value-type="float" office:value="1641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5">
                <text:p>115</text:p>
              </table:table-cell>
              <table:table-cell office:value-type="float" office:value="1737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6">
                <text:p>116</text:p>
              </table:table-cell>
              <table:table-cell office:value-type="float" office:value="1792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7">
                <text:p>117</text:p>
              </table:table-cell>
              <table:table-cell office:value-type="float" office:value="1898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8">
                <text:p>118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9">
                <text:p>119</text:p>
              </table:table-cell>
              <table:table-cell office:value-type="float" office:value="2087">
                <text:p>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2084">
                <text:p>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2">
                <text:p>21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1">
                <text:p>121</text:p>
              </table:table-cell>
              <table:table-cell office:value-type="float" office:value="2196">
                <text:p>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2">
                <text:p>122</text:p>
              </table:table-cell>
              <table:table-cell office:value-type="float" office:value="2282">
                <text:p>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6">
                <text:p>23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3">
                <text:p>123</text:p>
              </table:table-cell>
              <table:table-cell office:value-type="float" office:value="2399">
                <text:p>2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4">
                <text:p>124</text:p>
              </table:table-cell>
              <table:table-cell office:value-type="float" office:value="2452">
                <text:p>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5">
                <text:p>125</text:p>
              </table:table-cell>
              <table:table-cell office:value-type="float" office:value="2566">
                <text:p>2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4">
                <text:p>26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6">
                <text:p>126</text:p>
              </table:table-cell>
              <table:table-cell office:value-type="float" office:value="2659">
                <text:p>2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7">
                <text:p>127</text:p>
              </table:table-cell>
              <table:table-cell office:value-type="float" office:value="2786">
                <text:p>2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">
                <text:p>128</text:p>
              </table:table-cell>
              <table:table-cell office:value-type="float" office:value="-500">
                <text:p>-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59">
                <text:p>-5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9">
                <text:p>129</text:p>
              </table:table-cell>
              <table:table-cell office:value-type="float" office:value="-462">
                <text:p>-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20">
                <text:p>-5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0">
                <text:p>130</text:p>
              </table:table-cell>
              <table:table-cell office:value-type="float" office:value="-426">
                <text:p>-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85">
                <text:p>-4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1">
                <text:p>131</text:p>
              </table:table-cell>
              <table:table-cell office:value-type="float" office:value="-386">
                <text:p>-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45">
                <text:p>-4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2">
                <text:p>132</text:p>
              </table:table-cell>
              <table:table-cell office:value-type="float" office:value="-365">
                <text:p>-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20">
                <text:p>-4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">
                <text:p>133</text:p>
              </table:table-cell>
              <table:table-cell office:value-type="float" office:value="-322">
                <text:p>-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77">
                <text:p>-3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4">
                <text:p>134</text:p>
              </table:table-cell>
              <table:table-cell office:value-type="float" office:value="-288">
                <text:p>-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47">
                <text:p>-3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5">
                <text:p>135</text:p>
              </table:table-cell>
              <table:table-cell office:value-type="float" office:value="-254">
                <text:p>-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6">
                <text:p>136</text:p>
              </table:table-cell>
              <table:table-cell office:value-type="float" office:value="-255">
                <text:p>-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02">
                <text:p>-3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-216">
                <text:p>-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62">
                <text:p>-2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8">
                <text:p>138</text:p>
              </table:table-cell>
              <table:table-cell office:value-type="float" office:value="-175">
                <text:p>-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9">
                <text:p>139</text:p>
              </table:table-cell>
              <table:table-cell office:value-type="float" office:value="-136">
                <text:p>-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0">
                <text:p>140</text:p>
              </table:table-cell>
              <table:table-cell office:value-type="float" office:value="-110">
                <text:p>-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-67">
                <text:p>-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2">
                <text:p>142</text:p>
              </table:table-cell>
              <table:table-cell office:value-type="float" office:value="-31">
                <text:p>-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3">
                <text:p>14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4">
                <text:p>14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5">
                <text:p>145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6">
                <text:p>146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7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8">
                <text:p>148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9">
                <text:p>149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0">
                <text:p>150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